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 PL UKai HK" svg:font-family="'AR PL UKai HK'"/>
    <style:font-face style:name="AR PL UKai TW" svg:font-family="'AR PL UKai TW'"/>
    <style:font-face style:name="Consolas" svg:font-family="Consolas, 'Liberation Mono', Menlo, Courier, monospace"/>
    <style:font-face style:name="DejaVu Sans Mono" svg:font-family="'DejaVu Sans Mono'"/>
    <style:font-face style:name="Helvetica Neue" svg:font-family="'Helvetica Neue', Helvetica, 'Segoe UI', Arial, freesans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size="24pt" fo:font-weight="bold" officeooo:rsid="000b1c2c" officeooo:paragraph-rsid="000b1c2c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0b1c2c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0c7334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0c7c58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0fe716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1254ab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189cb0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19e248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19f1e9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1bc764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20d844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22882e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2dc913" style:font-size-asian="14pt" style:font-weight-asian="bold" style:font-size-complex="16pt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fo:font-size="16pt" fo:font-weight="bold" officeooo:rsid="000b1c2c" officeooo:paragraph-rsid="00134e93" style:font-size-asian="14pt" style:font-weight-asian="bold" style:font-size-complex="16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font-size="16pt" fo:font-weight="bold" officeooo:rsid="000b1c2c" officeooo:paragraph-rsid="0020d844" style:font-size-asian="14pt" style:font-weight-asian="bold" style:font-size-complex="16pt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fo:font-size="16pt" fo:font-weight="bold" officeooo:rsid="000b1c2c" officeooo:paragraph-rsid="0021a9ea" style:font-size-asian="14pt" style:font-weight-asian="bold" style:font-size-complex="16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font-size="16pt" fo:font-weight="bold" officeooo:rsid="000b1c2c" officeooo:paragraph-rsid="0022882e" style:font-size-asian="14pt" style:font-weight-asian="bold" style:font-size-complex="16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fo:font-size="16pt" fo:font-weight="bold" officeooo:rsid="000b1c2c" officeooo:paragraph-rsid="002dc913" style:font-size-asian="14pt" style:font-weight-asian="bold" style:font-size-complex="16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189cb0" style:font-size-asian="14pt" style:font-weight-asian="bold" style:font-size-complex="16pt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1bc764" style:font-size-asian="14pt" style:font-weight-asian="bold" style:font-size-complex="16pt" style:font-weight-complex="bold"/>
    </style:style>
    <style:style style:name="P21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20d844" style:font-size-asian="14pt" style:font-weight-asian="bold" style:font-size-complex="16pt" style:font-weight-complex="bold"/>
    </style:style>
    <style:style style:name="P22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20a220" style:font-size-asian="14pt" style:font-weight-asian="bold" style:font-size-complex="16pt" style:font-weight-complex="bold"/>
    </style:style>
    <style:style style:name="P23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1daed2" style:font-size-asian="14pt" style:font-weight-asian="bold" style:font-size-complex="16pt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22882e" style:font-size-asian="14pt" style:font-weight-asian="bold" style:font-size-complex="16pt" style:font-weight-complex="bold"/>
    </style:style>
    <style:style style:name="P25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32b41e" style:font-size-asian="14pt" style:font-weight-asian="bold" style:font-size-complex="16pt" style:font-weight-complex="bold"/>
    </style:style>
    <style:style style:name="P26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3536a7" style:font-size-asian="14pt" style:font-weight-asian="bold" style:font-size-complex="16pt" style:font-weight-complex="bold"/>
    </style:style>
    <style:style style:name="P27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38c612" style:font-size-asian="14pt" style:font-weight-asian="bold" style:font-size-complex="16pt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3ab4c4" style:font-size-asian="14pt" style:font-weight-asian="bold" style:font-size-complex="16pt" style:font-weight-complex="bold"/>
    </style:style>
    <style:style style:name="P29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3adead" style:font-size-asian="14pt" style:font-weight-asian="bold" style:font-size-complex="16pt" style:font-weight-complex="bold"/>
    </style:style>
    <style:style style:name="P30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3b1228" style:font-size-asian="14pt" style:font-weight-asian="bold" style:font-size-complex="16pt" style:font-weight-complex="bold"/>
    </style:style>
    <style:style style:name="P31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3c53df" style:font-size-asian="14pt" style:font-weight-asian="bold" style:font-size-complex="16pt" style:font-weight-complex="bold"/>
    </style:style>
    <style:style style:name="P32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3de2ff" style:font-size-asian="14pt" style:font-weight-asian="bold" style:font-size-complex="16pt" style:font-weight-complex="bold"/>
    </style:style>
    <style:style style:name="P33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3e6530" style:font-size-asian="14pt" style:font-weight-asian="bold" style:font-size-complex="16pt" style:font-weight-complex="bold"/>
    </style:style>
    <style:style style:name="P34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41efaa" style:font-size-asian="14pt" style:font-weight-asian="bold" style:font-size-complex="16pt" style:font-weight-complex="bold"/>
    </style:style>
    <style:style style:name="P35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41fe69" style:font-size-asian="14pt" style:font-weight-asian="bold" style:font-size-complex="16pt" style:font-weight-complex="bold"/>
    </style:style>
    <style:style style:name="P36" style:family="paragraph" style:parent-style-name="Standard">
      <style:paragraph-properties fo:line-height="100%" fo:text-align="start" style:justify-single-word="false"/>
      <style:text-properties fo:font-size="16pt" fo:font-weight="bold" officeooo:rsid="000b1c2c" officeooo:paragraph-rsid="0019f1e9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6pt" fo:font-weight="bold" officeooo:rsid="0019f1e9" officeooo:paragraph-rsid="0019f1e9" style:font-size-asian="14pt" style:font-weight-asian="bold" style:font-size-complex="16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6pt" fo:font-weight="normal" officeooo:rsid="000b1c2c" officeooo:paragraph-rsid="000b1c2c" style:font-size-asian="14pt" style:font-weight-asian="normal" style:font-size-complex="16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6pt" fo:font-weight="normal" officeooo:rsid="000b1c2c" officeooo:paragraph-rsid="000c7334" style:font-size-asian="14pt" style:font-weight-asian="normal" style:font-size-complex="16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6pt" fo:font-weight="normal" officeooo:rsid="000b1c2c" officeooo:paragraph-rsid="001254ab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6pt" fo:font-weight="normal" officeooo:rsid="000b1c2c" officeooo:paragraph-rsid="0022882e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6pt" fo:font-weight="normal" officeooo:rsid="000b1c2c" officeooo:paragraph-rsid="0019e248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6pt" fo:font-weight="normal" officeooo:rsid="000b1c2c" officeooo:paragraph-rsid="002dc913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line-height="150%" fo:text-align="start" style:justify-single-word="false"/>
      <style:text-properties fo:font-size="16pt" fo:font-weight="normal" officeooo:rsid="000b1c2c" officeooo:paragraph-rsid="0020d844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fo:font-size="16pt" fo:font-weight="normal" officeooo:rsid="000b1c2c" officeooo:paragraph-rsid="0021a9ea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fo:font-size="16pt" fo:font-weight="normal" officeooo:rsid="000b1c2c" officeooo:paragraph-rsid="0022882e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20a220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19f1e9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1bc764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1daed2" style:font-size-asian="14pt" style:font-weight-asian="normal" style:font-size-complex="16pt" style:font-weight-complex="normal"/>
    </style:style>
    <style:style style:name="P51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20d844" style:font-size-asian="14pt" style:font-weight-asian="normal" style:font-size-complex="16pt" style:font-weight-complex="normal"/>
    </style:style>
    <style:style style:name="P52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21a9ea" style:font-size-asian="14pt" style:font-weight-asian="normal" style:font-size-complex="16pt" style:font-weight-complex="normal"/>
    </style:style>
    <style:style style:name="P53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22882e" style:font-size-asian="14pt" style:font-weight-asian="normal" style:font-size-complex="16pt" style:font-weight-complex="normal"/>
    </style:style>
    <style:style style:name="P54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32b41e" style:font-size-asian="14pt" style:font-weight-asian="normal" style:font-size-complex="16pt" style:font-weight-complex="normal"/>
    </style:style>
    <style:style style:name="P55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3b1228" style:font-size-asian="14pt" style:font-weight-asian="normal" style:font-size-complex="16pt" style:font-weight-complex="normal"/>
    </style:style>
    <style:style style:name="P56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3e6530" style:font-size-asian="14pt" style:font-weight-asian="normal" style:font-size-complex="16pt" style:font-weight-complex="normal"/>
    </style:style>
    <style:style style:name="P57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41efaa" style:font-size-asian="14pt" style:font-weight-asian="normal" style:font-size-complex="16pt" style:font-weight-complex="normal"/>
    </style:style>
    <style:style style:name="P58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3536a7" style:font-size-asian="14pt" style:font-weight-asian="normal" style:font-size-complex="16pt" style:font-weight-complex="normal"/>
    </style:style>
    <style:style style:name="P59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3c53df" style:font-size-asian="14pt" style:font-weight-asian="normal" style:font-size-complex="16pt" style:font-weight-complex="normal"/>
    </style:style>
    <style:style style:name="P60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41fe69" style:font-size-asian="14pt" style:font-weight-asian="normal" style:font-size-complex="16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fo:font-size="16pt" fo:font-weight="normal" officeooo:rsid="000b1c2c" officeooo:paragraph-rsid="0019f1e9" style:font-size-asian="14pt" style:font-weight-asian="normal" style:font-size-complex="16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font-size="16pt" fo:font-weight="normal" officeooo:rsid="000b1c2c" officeooo:paragraph-rsid="001bc764" style:font-size-asian="14pt" style:font-weight-asian="normal" style:font-size-complex="16pt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fo:font-size="16pt" fo:font-weight="normal" officeooo:rsid="000b1c2c" officeooo:paragraph-rsid="001e977a" style:font-size-asian="14pt" style:font-weight-asian="normal" style:font-size-complex="16pt" style:font-weight-complex="normal"/>
    </style:style>
    <style:style style:name="P64" style:family="paragraph" style:parent-style-name="Standard">
      <style:paragraph-properties fo:line-height="100%" fo:text-align="start" style:justify-single-word="false"/>
      <style:text-properties fo:font-size="16pt" fo:font-weight="normal" officeooo:rsid="000b1c2c" officeooo:paragraph-rsid="001f53d5" style:font-size-asian="14pt" style:font-weight-asian="normal" style:font-size-complex="16pt" style:font-weight-complex="normal"/>
    </style:style>
    <style:style style:name="P65" style:family="paragraph" style:parent-style-name="Standard">
      <style:paragraph-properties fo:line-height="150%" fo:text-align="start" style:justify-single-word="false"/>
      <style:text-properties fo:font-size="16pt" fo:font-weight="normal" officeooo:rsid="00134e93" officeooo:paragraph-rsid="0021a9ea" style:font-size-asian="14pt" style:font-weight-asian="normal" style:font-size-complex="16pt" style:font-weight-complex="normal"/>
    </style:style>
    <style:style style:name="P66" style:family="paragraph" style:parent-style-name="Standard">
      <style:paragraph-properties fo:line-height="150%" fo:text-align="start" style:justify-single-word="false"/>
      <style:text-properties fo:font-size="16pt" fo:font-weight="normal" officeooo:rsid="00134e93" officeooo:paragraph-rsid="0022882e" style:font-size-asian="14pt" style:font-weight-asian="normal" style:font-size-complex="16pt" style:font-weight-complex="normal"/>
    </style:style>
    <style:style style:name="P67" style:family="paragraph" style:parent-style-name="Standard">
      <style:paragraph-properties fo:line-height="150%" fo:text-align="start" style:justify-single-word="false"/>
      <style:text-properties fo:font-size="16pt" fo:font-weight="normal" officeooo:rsid="0022882e" officeooo:paragraph-rsid="0022882e" fo:background-color="#fff200" style:font-size-asian="14pt" style:font-weight-asian="normal" style:font-size-complex="16pt" style:font-weight-complex="normal"/>
    </style:style>
    <style:style style:name="P68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3e6530" fo:background-color="#fff200" style:font-size-asian="14pt" style:font-weight-asian="normal" style:font-size-complex="16pt" style:font-weight-complex="normal"/>
    </style:style>
    <style:style style:name="P69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3adead" style:font-size-asian="16pt" style:font-weight-asian="normal" style:font-size-complex="16pt" style:font-weight-complex="normal"/>
    </style:style>
    <style:style style:name="P70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3b1228" style:font-size-asian="16pt" style:font-weight-asian="normal" style:font-size-complex="16pt" style:font-weight-complex="normal"/>
    </style:style>
    <style:style style:name="P71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32b41e" style:font-size-asian="16pt" style:font-weight-asian="normal" style:font-size-complex="16pt" style:font-weight-complex="normal"/>
    </style:style>
    <style:style style:name="P72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3c53df" style:font-size-asian="16pt" style:font-weight-asian="normal" style:font-size-complex="16pt" style:font-weight-complex="normal"/>
    </style:style>
    <style:style style:name="P73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3de2ff" style:font-size-asian="16pt" style:font-weight-asian="normal" style:font-size-complex="16pt" style:font-weight-complex="normal"/>
    </style:style>
    <style:style style:name="P74" style:family="paragraph" style:parent-style-name="Standard">
      <style:paragraph-properties fo:text-align="start" style:justify-single-word="false"/>
      <style:text-properties officeooo:paragraph-rsid="000fe716" style:font-size-asian="14pt" style:font-weight-asian="normal"/>
    </style:style>
    <style:style style:name="P75" style:family="paragraph" style:parent-style-name="Standard">
      <style:paragraph-properties fo:text-align="start" style:justify-single-word="false"/>
      <style:text-properties officeooo:paragraph-rsid="000fe716"/>
    </style:style>
    <style:style style:name="P76" style:family="paragraph" style:parent-style-name="Standard">
      <style:paragraph-properties fo:text-align="start" style:justify-single-word="false"/>
      <style:text-properties officeooo:paragraph-rsid="00110245"/>
    </style:style>
    <style:style style:name="P77" style:family="paragraph" style:parent-style-name="Standard">
      <style:paragraph-properties fo:text-align="start" style:justify-single-word="false"/>
      <style:text-properties officeooo:paragraph-rsid="001254ab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333333" style:font-name="Consolas" fo:letter-spacing="normal" fo:font-style="normal" fo:font-weight="normal" officeooo:paragraph-rsid="000b1c2c"/>
    </style:style>
    <style:style style:name="P79" style:family="paragraph" style:parent-style-name="Standard">
      <style:paragraph-properties fo:line-height="150%" fo:text-align="start" style:justify-single-word="false"/>
      <style:text-properties fo:font-variant="normal" fo:text-transform="none" fo:color="#5c5c5c" style:font-name="Helvetica Neue" fo:font-size="12pt" fo:letter-spacing="normal" fo:font-style="normal" fo:font-weight="normal" officeooo:rsid="000b1c2c" officeooo:paragraph-rsid="000c7c58" style:font-size-asian="18pt" style:font-weight-asian="bold" style:font-size-complex="18pt" style:font-weight-complex="bold"/>
    </style:style>
    <style:style style:name="P80" style:family="paragraph" style:parent-style-name="Standard">
      <style:paragraph-properties fo:line-height="115%" fo:text-align="start" style:justify-single-word="false"/>
      <style:text-properties fo:font-variant="normal" fo:text-transform="none" fo:color="#ce181e" fo:font-size="16pt" fo:letter-spacing="normal" fo:font-weight="normal" officeooo:rsid="000b1c2c" officeooo:paragraph-rsid="003c53df" style:font-size-asian="16pt" style:font-weight-asian="normal" style:font-size-complex="16pt" style:font-weight-complex="normal"/>
    </style:style>
    <style:style style:name="P81" style:family="paragraph" style:parent-style-name="Standard">
      <style:paragraph-properties fo:line-height="150%" fo:text-align="start" style:justify-single-word="false"/>
      <style:text-properties fo:font-variant="normal" fo:text-transform="none" fo:color="#1c3687" style:font-name="Noto Sans CJK SC Bold" fo:font-size="16pt" fo:letter-spacing="normal" fo:font-style="normal" fo:font-weight="bold" officeooo:rsid="000b1c2c" officeooo:paragraph-rsid="00134e93" style:font-name-asian="Noto Sans CJK SC Bold" style:font-size-asian="16pt" style:font-style-asian="normal" style:font-weight-asian="bold" style:font-size-complex="16pt" style:font-weight-complex="bold"/>
    </style:style>
    <style:style style:name="P82" style:family="paragraph" style:parent-style-name="Standard">
      <style:paragraph-properties fo:line-height="150%" fo:text-align="start" style:justify-single-word="false"/>
      <style:text-properties fo:font-variant="normal" fo:text-transform="none" fo:color="#1c3687" style:font-name="Noto Sans CJK SC Bold" fo:font-size="16pt" fo:letter-spacing="normal" fo:font-style="normal" fo:font-weight="bold" officeooo:rsid="000b1c2c" officeooo:paragraph-rsid="0041efaa" style:font-name-asian="Noto Sans CJK SC Bold" style:font-size-asian="16pt" style:font-style-asian="normal" style:font-weight-asian="bold" style:font-size-complex="16pt" style:font-weight-complex="bold"/>
    </style:style>
    <style:style style:name="P83" style:family="paragraph" style:parent-style-name="Standard">
      <style:paragraph-properties fo:line-height="150%" fo:text-align="start" style:justify-single-word="false"/>
      <style:text-properties fo:font-variant="normal" fo:text-transform="none" fo:color="#1c3687" style:font-name="Noto Sans CJK SC Bold" fo:font-size="16pt" fo:letter-spacing="normal" fo:font-style="normal" fo:font-weight="normal" officeooo:rsid="000b1c2c" officeooo:paragraph-rsid="00134e93" style:font-name-asian="Noto Sans CJK SC Bold" style:font-size-asian="16pt" style:font-style-asian="normal" style:font-weight-asian="normal" style:font-size-complex="16pt" style:font-weight-complex="normal"/>
    </style:style>
    <style:style style:name="P84" style:family="paragraph" style:parent-style-name="Standard">
      <style:paragraph-properties fo:line-height="150%" fo:text-align="start" style:justify-single-word="false"/>
      <style:text-properties fo:font-variant="normal" fo:text-transform="none" fo:color="#1c3687" style:font-name="Noto Sans CJK SC Bold" fo:font-size="16pt" fo:letter-spacing="normal" fo:font-style="normal" fo:font-weight="normal" officeooo:rsid="000b1c2c" officeooo:paragraph-rsid="0041efaa" style:font-name-asian="Noto Sans CJK SC Bold" style:font-size-asian="16pt" style:font-style-asian="normal" style:font-weight-asian="normal" style:font-size-complex="16pt" style:font-weight-complex="normal"/>
    </style:style>
    <style:style style:name="P85" style:family="paragraph" style:parent-style-name="Standard">
      <style:paragraph-properties fo:line-height="150%" fo:text-align="start" style:justify-single-word="false"/>
      <style:text-properties fo:font-variant="normal" fo:text-transform="none" fo:color="#1c3687" style:font-name="Noto Sans CJK SC Bold" fo:font-size="16pt" fo:letter-spacing="normal" fo:font-style="normal" fo:font-weight="normal" officeooo:rsid="000b1c2c" officeooo:paragraph-rsid="0041efaa" fo:background-color="transparent" style:font-name-asian="Noto Sans CJK SC Bold" style:font-size-asian="16pt" style:font-style-asian="normal" style:font-weight-asian="normal" style:font-size-complex="16pt" style:font-weight-complex="normal"/>
    </style:style>
    <style:style style:name="P86" style:family="paragraph" style:parent-style-name="Standard">
      <style:paragraph-properties fo:line-height="115%" fo:text-align="start" style:justify-single-word="false"/>
      <style:text-properties fo:font-variant="normal" fo:text-transform="none" fo:color="#111111" style:font-name="Noto Sans CJK SC Bold" fo:font-size="16pt" fo:letter-spacing="normal" fo:font-style="normal" fo:font-weight="bold" officeooo:rsid="000b1c2c" officeooo:paragraph-rsid="00421310" style:font-name-asian="Noto Sans CJK SC Bold" style:font-size-asian="14pt" style:font-style-asian="normal" style:font-weight-asian="bold" style:font-size-complex="16pt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fo:font-size="16pt" fo:font-weight="bold" officeooo:rsid="000c7334" officeooo:paragraph-rsid="000c7334" style:font-size-asian="14pt" style:font-weight-asian="bold" style:font-size-complex="16pt" style:font-weight-complex="bold"/>
    </style:style>
    <style:style style:name="P88" style:family="paragraph" style:parent-style-name="Standard">
      <style:paragraph-properties fo:line-height="150%" fo:text-align="start" style:justify-single-word="false"/>
      <style:text-properties fo:font-size="12pt" fo:font-weight="normal" officeooo:rsid="000b1c2c" officeooo:paragraph-rsid="0020d844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line-height="150%" fo:text-align="start" style:justify-single-word="false"/>
      <style:text-properties fo:font-size="12pt" fo:font-weight="normal" officeooo:rsid="000b1c2c" officeooo:paragraph-rsid="0022882e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line-height="150%" fo:text-align="start" style:justify-single-word="false"/>
      <style:text-properties fo:font-size="12pt" fo:font-weight="normal" officeooo:rsid="000b1c2c" officeooo:paragraph-rsid="002dc913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0b1c2c" officeooo:paragraph-rsid="001bc764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0b1c2c" officeooo:paragraph-rsid="001254ab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0b1c2c" officeooo:paragraph-rsid="0019e248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0b1c2c" officeooo:paragraph-rsid="000b1c2c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0b1c2c" officeooo:paragraph-rsid="0019f1e9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line-height="115%" fo:text-align="start" style:justify-single-word="false"/>
      <style:text-properties fo:font-size="12pt" fo:font-weight="normal" officeooo:rsid="000b1c2c" officeooo:paragraph-rsid="0022882e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line-height="115%" fo:text-align="start" style:justify-single-word="false"/>
      <style:text-properties fo:font-size="12pt" fo:font-weight="normal" officeooo:rsid="000b1c2c" officeooo:paragraph-rsid="003536a7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line-height="115%" fo:text-align="start" style:justify-single-word="false"/>
      <style:text-properties fo:font-size="12pt" fo:font-weight="normal" officeooo:rsid="000b1c2c" officeooo:paragraph-rsid="003ab4c4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line-height="115%" fo:text-align="start" style:justify-single-word="false"/>
      <style:text-properties fo:font-size="12pt" fo:font-weight="normal" officeooo:rsid="000b1c2c" officeooo:paragraph-rsid="0032b41e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line-height="115%" fo:text-align="start" style:justify-single-word="false"/>
      <style:text-properties fo:font-size="12pt" fo:font-weight="normal" officeooo:rsid="000b1c2c" officeooo:paragraph-rsid="003e6530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line-height="150%" fo:text-align="start" style:justify-single-word="false"/>
      <style:text-properties fo:font-size="12pt" fo:font-weight="normal" officeooo:rsid="00134e93" officeooo:paragraph-rsid="00134e93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line-height="150%" fo:text-align="start" style:justify-single-word="false"/>
      <style:text-properties fo:font-size="12pt" fo:font-weight="normal" officeooo:rsid="002daa73" officeooo:paragraph-rsid="002daa73" fo:background-color="#fff200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line-height="115%" fo:text-align="start" style:justify-single-word="false"/>
      <style:text-properties fo:font-size="12pt" fo:font-weight="normal" officeooo:rsid="000b1c2c" officeooo:paragraph-rsid="0032b41e" fo:background-color="#fff200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line-height="115%" fo:text-align="start" style:justify-single-word="false"/>
      <style:text-properties fo:font-size="12pt" fo:font-weight="normal" officeooo:rsid="000b1c2c" officeooo:paragraph-rsid="003e6530" fo:background-color="#fff200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line-height="150%" fo:text-align="start" style:justify-single-word="false"/>
      <style:text-properties fo:font-size="12pt" fo:font-weight="bold" officeooo:rsid="000b1c2c" officeooo:paragraph-rsid="0020d844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3.6999998092651pt" fo:font-weight="normal" officeooo:rsid="000b1c2c" officeooo:paragraph-rsid="000c7c58" style:font-size-asian="12pt" style:font-weight-asian="normal" style:font-size-complex="13.6999998092651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1c3687" style:font-name="Noto Sans CJK SC Bold" fo:font-size="16pt" fo:font-weight="bold" officeooo:rsid="000b1c2c" officeooo:paragraph-rsid="002dc913" style:font-name-asian="Noto Sans CJK SC Bold" style:font-size-asian="16pt" style:font-weight-asian="bold" style:font-size-complex="16pt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1c3687" style:font-name="Noto Sans CJK SC Bold" fo:font-size="16pt" fo:font-weight="bold" officeooo:rsid="000b1c2c" officeooo:paragraph-rsid="0022882e" style:font-name-asian="Noto Sans CJK SC Bold" style:font-size-asian="16pt" style:font-weight-asian="bold" style:font-size-complex="16pt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1c3687" style:font-name="Noto Sans CJK SC Bold" fo:font-size="16pt" fo:font-weight="bold" officeooo:rsid="000b1c2c" officeooo:paragraph-rsid="0019f1e9" style:font-name-asian="Noto Sans CJK SC Bold" style:font-size-asian="16pt" style:font-weight-asian="bold" style:font-size-complex="16pt" style:font-weight-complex="bold"/>
    </style:style>
    <style:style style:name="P110" style:family="paragraph" style:parent-style-name="Standard">
      <style:paragraph-properties fo:line-height="150%" fo:text-align="start" style:justify-single-word="false"/>
      <style:text-properties fo:color="#1c3687" style:font-name="Noto Sans CJK SC Bold" fo:font-size="16pt" fo:font-weight="bold" officeooo:rsid="000b1c2c" officeooo:paragraph-rsid="00134e93" style:font-name-asian="Noto Sans CJK SC Bold" style:font-size-asian="16pt" style:font-weight-asian="bold" style:font-size-complex="16pt" style:font-weight-complex="bold"/>
    </style:style>
    <style:style style:name="P111" style:family="paragraph" style:parent-style-name="Standard">
      <style:paragraph-properties fo:line-height="150%" fo:text-align="start" style:justify-single-word="false"/>
      <style:text-properties fo:color="#1c3687" style:font-name="Noto Sans CJK SC Bold" fo:font-size="16pt" fo:font-weight="bold" officeooo:rsid="000b1c2c" officeooo:paragraph-rsid="0032b41e" style:font-name-asian="Noto Sans CJK SC Bold" style:font-size-asian="16pt" style:font-weight-asian="bold" style:font-size-complex="16pt" style:font-weight-complex="bold"/>
    </style:style>
    <style:style style:name="P112" style:family="paragraph" style:parent-style-name="Standard">
      <style:paragraph-properties fo:line-height="150%" fo:text-align="start" style:justify-single-word="false"/>
      <style:text-properties fo:color="#1c3687" style:font-name="Noto Sans CJK SC Bold" fo:font-size="16pt" fo:font-weight="normal" officeooo:rsid="0032b41e" officeooo:paragraph-rsid="0032b41e" style:font-name-asian="Noto Sans CJK SC Bold" style:font-size-asian="16pt" style:font-weight-asian="normal" style:font-size-complex="16pt" style:font-weight-complex="normal"/>
    </style:style>
    <style:style style:name="P113" style:family="paragraph" style:parent-style-name="Standard">
      <style:paragraph-properties fo:line-height="150%" fo:text-align="start" style:justify-single-word="false"/>
      <style:text-properties fo:color="#1c3687" style:font-name="Noto Sans CJK SC Bold" fo:font-size="16pt" fo:font-weight="normal" officeooo:rsid="000b1c2c" officeooo:paragraph-rsid="0032b41e" style:font-name-asian="Noto Sans CJK SC Bold" style:font-size-asian="16pt" style:font-weight-asian="normal" style:font-size-complex="16pt" style:font-weight-complex="normal"/>
    </style:style>
    <style:style style:name="P114" style:family="paragraph" style:parent-style-name="Standard">
      <style:paragraph-properties fo:line-height="115%" fo:text-align="start" style:justify-single-word="false"/>
      <style:text-properties fo:font-size="15pt" fo:font-weight="normal" officeooo:rsid="000b1c2c" officeooo:paragraph-rsid="003c53df" style:font-size-asian="15pt" style:font-weight-asian="normal" style:font-size-complex="15pt" style:font-weight-complex="normal"/>
    </style:style>
    <style:style style:name="P115" style:family="paragraph" style:parent-style-name="Standard">
      <style:paragraph-properties fo:line-height="115%" fo:text-align="start" style:justify-single-word="false"/>
      <style:text-properties fo:color="#ce181e" fo:font-size="14pt" fo:font-weight="normal" officeooo:rsid="003de2ff" officeooo:paragraph-rsid="003de2ff" fo:background-color="transparent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8pt" fo:font-weight="bold" officeooo:rsid="000b1c2c" officeooo:paragraph-rsid="000c7c58" style:font-size-asian="18pt" style:font-weight-asian="bold" style:font-size-complex="18pt" style:font-weight-complex="bold"/>
    </style:style>
    <style:style style:name="P117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8pt" fo:font-weight="bold" officeooo:rsid="000b1c2c" officeooo:paragraph-rsid="00134e93" style:font-size-asian="18pt" style:font-weight-asian="bold" style:font-size-complex="18pt" style:font-weight-complex="bold"/>
    </style:style>
    <style:style style:name="P118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8pt" fo:font-weight="bold" officeooo:rsid="000b1c2c" officeooo:paragraph-rsid="00279e29" style:font-size-asian="18pt" style:font-weight-asian="bold" style:font-size-complex="18pt" style:font-weight-complex="bold"/>
    </style:style>
    <style:style style:name="P119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8pt" fo:font-weight="bold" officeooo:rsid="000b1c2c" officeooo:paragraph-rsid="0031a38b" style:font-size-asian="18pt" style:font-weight-asian="bold" style:font-size-complex="18pt" style:font-weight-complex="bold"/>
    </style:style>
    <style:style style:name="P120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8pt" fo:font-weight="bold" officeooo:rsid="00279e29" officeooo:paragraph-rsid="00279e29" style:font-size-asian="18pt" style:font-weight-asian="bold" style:font-size-complex="18pt" style:font-weight-complex="bold"/>
    </style:style>
    <style:style style:name="P121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8pt" fo:font-weight="bold" officeooo:rsid="00279e29" officeooo:paragraph-rsid="0031a38b" style:font-size-asian="18pt" style:font-weight-asian="bold" style:font-size-complex="18pt" style:font-weight-complex="bold"/>
    </style:style>
    <style:style style:name="P122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font-size="18pt" fo:font-weight="normal" officeooo:rsid="004585ab" officeooo:paragraph-rsid="004585ab" style:font-size-asian="18pt" style:font-weight-asian="normal" style:font-size-complex="18pt" style:font-weight-complex="normal"/>
    </style:style>
    <style:style style:name="P123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8pt" fo:font-weight="normal" officeooo:rsid="00279e29" officeooo:paragraph-rsid="0031a38b" style:font-size-asian="18pt" style:font-weight-asian="normal" style:font-size-complex="18pt" style:font-weight-complex="normal"/>
    </style:style>
    <style:style style:name="P124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6pt" fo:font-weight="bold" officeooo:rsid="000b1c2c" officeooo:paragraph-rsid="00279e29" style:font-size-asian="16pt" style:font-weight-asian="bold" style:font-size-complex="16pt" style:font-weight-complex="bold"/>
    </style:style>
    <style:style style:name="P125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6pt" fo:font-weight="bold" officeooo:rsid="000b1c2c" officeooo:paragraph-rsid="002aff9f" style:font-size-asian="16pt" style:font-weight-asian="bold" style:font-size-complex="16pt" style:font-weight-complex="bold"/>
    </style:style>
    <style:style style:name="P126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font-size="16pt" fo:font-weight="bold" officeooo:rsid="000b1c2c" officeooo:paragraph-rsid="002aff9f" style:font-size-asian="16pt" style:font-weight-asian="bold" style:font-size-complex="16pt" style:font-weight-complex="bold"/>
    </style:style>
    <style:style style:name="P127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font-size="16pt" fo:font-weight="bold" officeooo:rsid="002aff9f" officeooo:paragraph-rsid="002aff9f" style:font-size-asian="16pt" style:font-weight-asian="bold" style:font-size-complex="16pt" style:font-weight-complex="bold"/>
    </style:style>
    <style:style style:name="P128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font-size="16pt" fo:font-weight="bold" officeooo:rsid="004585ab" officeooo:paragraph-rsid="004585ab" style:font-size-asian="16pt" style:font-weight-asian="bold" style:font-size-complex="16pt" style:font-weight-complex="bold"/>
    </style:style>
    <style:style style:name="P129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font-size="16pt" fo:font-weight="normal" officeooo:rsid="000b1c2c" officeooo:paragraph-rsid="00279e29" style:font-size-asian="16pt" style:font-weight-asian="normal" style:font-size-complex="16pt" style:font-weight-complex="normal"/>
    </style:style>
    <style:style style:name="P130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font-size="16pt" fo:font-weight="normal" officeooo:rsid="000b1c2c" officeooo:paragraph-rsid="002aff9f" style:font-size-asian="16pt" style:font-weight-asian="normal" style:font-size-complex="16pt" style:font-weight-complex="normal"/>
    </style:style>
    <style:style style:name="P131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font-size="16pt" fo:font-weight="normal" officeooo:rsid="000b1c2c" officeooo:paragraph-rsid="00134e93" style:font-size-asian="16pt" style:font-weight-asian="normal" style:font-size-complex="16pt" style:font-weight-complex="normal"/>
    </style:style>
    <style:style style:name="P132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6pt" fo:font-weight="normal" officeooo:rsid="000b1c2c" officeooo:paragraph-rsid="00279e29" style:font-size-asian="16pt" style:font-weight-asian="normal" style:font-size-complex="16pt" style:font-weight-complex="normal"/>
    </style:style>
    <style:style style:name="P133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6pt" fo:font-weight="normal" officeooo:rsid="000b1c2c" officeooo:paragraph-rsid="00134e93" style:font-size-asian="16pt" style:font-weight-asian="normal" style:font-size-complex="16pt" style:font-weight-complex="normal"/>
    </style:style>
    <style:style style:name="P134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font-size="12pt" fo:font-weight="normal" officeooo:rsid="000b1c2c" officeooo:paragraph-rsid="00279e29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2pt" fo:font-weight="normal" officeooo:rsid="000b1c2c" officeooo:paragraph-rsid="002aff9f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font-size="12pt" fo:font-weight="normal" officeooo:rsid="002aff9f" officeooo:paragraph-rsid="002aff9f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font-size="12pt" fo:font-weight="normal" officeooo:rsid="004585ab" officeooo:paragraph-rsid="004585ab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font-size="12pt" fo:font-weight="normal" officeooo:rsid="004585ab" officeooo:paragraph-rsid="004585ab" fo:background-color="#fff200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color="#21409a" fo:font-size="18pt" fo:font-weight="bold" officeooo:rsid="000b1c2c" officeooo:paragraph-rsid="00134e93" style:font-size-asian="18pt" style:font-weight-asian="bold" style:font-size-complex="18pt" style:font-weight-complex="bold"/>
    </style:style>
    <style:style style:name="P140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color="#21409a" fo:font-size="18pt" fo:font-weight="bold" officeooo:rsid="000b1c2c" officeooo:paragraph-rsid="00279e29" style:font-size-asian="18pt" style:font-weight-asian="bold" style:font-size-complex="18pt" style:font-weight-complex="bold"/>
    </style:style>
    <style:style style:name="P141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color="#21409a" fo:font-size="18pt" fo:font-weight="bold" officeooo:rsid="000b1c2c" officeooo:paragraph-rsid="0031a38b" style:font-size-asian="18pt" style:font-weight-asian="bold" style:font-size-complex="18pt" style:font-weight-complex="bold"/>
    </style:style>
    <style:style style:name="P142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color="#21409a" fo:font-size="18pt" fo:font-weight="bold" officeooo:rsid="000b1c2c" officeooo:paragraph-rsid="004585ab" style:font-size-asian="18pt" style:font-weight-asian="bold" style:font-size-complex="18pt" style:font-weight-complex="bold"/>
    </style:style>
    <style:style style:name="P143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color="#21409a" fo:font-size="18pt" fo:font-weight="bold" officeooo:rsid="000b1c2c" officeooo:paragraph-rsid="00482b38" style:font-size-asian="18pt" style:font-weight-asian="bold" style:font-size-complex="18pt" style:font-weight-complex="bold"/>
    </style:style>
    <style:style style:name="P144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color="#111111" fo:font-size="18pt" fo:font-weight="normal" officeooo:rsid="000b1c2c" officeooo:paragraph-rsid="00482b38" style:font-size-asian="18pt" style:font-weight-asian="normal" style:font-size-complex="18pt" style:font-weight-complex="normal"/>
    </style:style>
    <style:style style:name="P145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color="#111111" fo:font-size="18pt" fo:font-weight="normal" officeooo:rsid="0046a212" officeooo:paragraph-rsid="00482b38" style:font-size-asian="18pt" style:font-weight-asian="normal" style:font-size-complex="18pt" style:font-weight-complex="normal"/>
    </style:style>
    <style:style style:name="P146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7.1000003814697pt" fo:font-weight="normal" officeooo:rsid="00279e29" officeooo:paragraph-rsid="0031a38b" style:font-size-asian="15pt" style:font-weight-asian="normal" style:font-size-complex="17.1000003814697pt" style:font-weight-complex="normal"/>
    </style:style>
    <style:style style:name="P147" style:family="paragraph" style:parent-style-name="Preformatted_20_Text">
      <style:paragraph-properties fo:margin-top="0.201cm" fo:margin-bottom="0.201cm" loext:contextual-spacing="false" fo:line-height="100%" fo:text-align="start" style:justify-single-word="false"/>
      <style:text-properties fo:color="#800400" style:font-name="DejaVu Sans Mono" fo:font-size="18.7999992370605pt" fo:font-style="italic" fo:font-weight="normal" officeooo:rsid="004585ab" officeooo:paragraph-rsid="004585ab" style:font-size-asian="16pt" style:font-weight-asian="normal" style:font-size-complex="16pt" style:font-weight-complex="normal"/>
    </style:style>
    <style:style style:name="P148" style:family="paragraph" style:parent-style-name="Standard">
      <style:paragraph-properties fo:margin-left="0cm" fo:margin-right="0cm" fo:margin-top="0.201cm" fo:margin-bottom="0.201cm" loext:contextual-spacing="false" fo:line-height="150%" fo:text-align="start" style:justify-single-word="false" fo:text-indent="0cm" style:auto-text-indent="false"/>
      <style:text-properties fo:font-size="18pt" fo:font-weight="bold" officeooo:rsid="000b1c2c" officeooo:paragraph-rsid="000c7c58" style:font-size-asian="18pt" style:font-weight-asian="bold" style:font-size-complex="18pt" style:font-weight-complex="bold"/>
    </style:style>
    <style:style style:name="P149" style:family="paragraph" style:parent-style-name="Text_20_body">
      <style:paragraph-properties fo:text-align="start" style:justify-single-word="false"/>
      <style:text-properties fo:font-size="16pt" fo:font-weight="normal" officeooo:rsid="000b1c2c" officeooo:paragraph-rsid="001254ab" style:font-size-asian="14pt" style:font-weight-asian="normal" style:font-size-complex="16pt" style:font-weight-complex="normal"/>
    </style:style>
    <style:style style:name="P150" style:family="paragraph" style:parent-style-name="Text_20_body">
      <style:paragraph-properties fo:text-align="start" style:justify-single-word="false"/>
      <style:text-properties officeooo:paragraph-rsid="00110245"/>
    </style:style>
    <style:style style:name="P151" style:family="paragraph" style:parent-style-name="Text_20_body">
      <style:paragraph-properties fo:text-align="start" style:justify-single-word="false">
        <style:tab-stops>
          <style:tab-stop style:position="-0.582cm"/>
        </style:tab-stops>
      </style:paragraph-properties>
      <style:text-properties officeooo:paragraph-rsid="001254ab"/>
    </style:style>
    <style:style style:name="P15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8.7999992370605pt"/>
    </style:style>
    <style:style style:name="P15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5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8.7999992370605pt"/>
    </style:style>
    <style:style style:name="P155" style:family="paragraph" style:parent-style-name="Standard" style:list-style-name="L1">
      <style:paragraph-properties fo:text-align="start" style:justify-single-word="false"/>
      <style:text-properties fo:color="#1c3687" style:font-name="Noto Sans CJK SC Bold" fo:font-size="16pt" fo:font-weight="bold" officeooo:rsid="000b1c2c" officeooo:paragraph-rsid="0019f1e9" style:font-name-asian="Noto Sans CJK SC Bold" style:font-size-asian="16pt" style:font-weight-asian="bold" style:font-size-complex="16pt" style:font-weight-complex="bold"/>
    </style:style>
    <style:style style:name="P156" style:family="paragraph" style:parent-style-name="Standard" style:list-style-name="L1">
      <style:paragraph-properties fo:text-align="start" style:justify-single-word="false"/>
      <style:text-properties fo:color="#1c3687" style:font-name="Noto Sans CJK SC Bold" fo:font-size="16pt" fo:font-weight="bold" officeooo:rsid="000b1c2c" officeooo:paragraph-rsid="000c7334" style:font-name-asian="Noto Sans CJK SC Bold" style:font-size-asian="16pt" style:font-weight-asian="bold" style:font-size-complex="16pt" style:font-weight-complex="bold"/>
    </style:style>
    <style:style style:name="P157" style:family="paragraph" style:parent-style-name="Standard">
      <style:paragraph-properties fo:text-align="start" style:justify-single-word="false"/>
      <style:text-properties fo:color="#1c3687" style:font-name="Noto Sans CJK SC Bold" fo:font-size="16pt" fo:font-weight="bold" officeooo:rsid="000b1c2c" officeooo:paragraph-rsid="002dc913" style:font-name-asian="Noto Sans CJK SC Bold" style:font-size-asian="16pt" style:font-weight-asian="bold" style:font-size-complex="16pt" style:font-weight-complex="bold"/>
    </style:style>
    <style:style style:name="P158" style:family="paragraph" style:parent-style-name="Standard" style:list-style-name="L5">
      <style:paragraph-properties fo:line-height="150%" fo:text-align="start" style:justify-single-word="false"/>
      <style:text-properties fo:color="#1c3687" style:font-name="Noto Sans CJK SC Bold" fo:font-size="16pt" fo:font-weight="bold" officeooo:rsid="000b1c2c" officeooo:paragraph-rsid="00134e93" style:font-name-asian="Noto Sans CJK SC Bold" style:font-size-asian="16pt" style:font-weight-asian="bold" style:font-size-complex="16pt" style:font-weight-complex="bold"/>
    </style:style>
    <style:style style:name="P159" style:family="paragraph" style:parent-style-name="Standard" style:list-style-name="L6">
      <style:paragraph-properties fo:line-height="150%" fo:text-align="start" style:justify-single-word="false"/>
      <style:text-properties fo:color="#1c3687" style:font-name="Noto Sans CJK SC Bold" fo:font-size="16pt" fo:font-weight="bold" officeooo:rsid="000b1c2c" officeooo:paragraph-rsid="0022882e" style:font-name-asian="Noto Sans CJK SC Bold" style:font-size-asian="16pt" style:font-weight-asian="bold" style:font-size-complex="16pt" style:font-weight-complex="bold"/>
    </style:style>
    <style:style style:name="P160" style:family="paragraph" style:parent-style-name="Standard" style:list-style-name="L6">
      <style:paragraph-properties fo:line-height="150%" fo:text-align="start" style:justify-single-word="false"/>
      <style:text-properties fo:color="#1c3687" officeooo:paragraph-rsid="0022882e"/>
    </style:style>
    <style:style style:name="P161" style:family="paragraph" style:parent-style-name="Standard" style:list-style-name="L4">
      <style:paragraph-properties fo:line-height="150%" fo:text-align="start" style:justify-single-word="false"/>
      <style:text-properties fo:font-size="16pt" fo:font-weight="bold" officeooo:rsid="00134e93" officeooo:paragraph-rsid="00134e93" style:font-size-asian="14pt" style:font-weight-asian="bold" style:font-size-complex="16pt" style:font-weight-complex="bold"/>
    </style:style>
    <style:style style:name="P162" style:family="paragraph" style:parent-style-name="Standard">
      <style:paragraph-properties fo:line-height="150%" fo:text-align="start" style:justify-single-word="false"/>
      <style:text-properties fo:font-size="16pt" fo:font-weight="bold" officeooo:rsid="00134e93" officeooo:paragraph-rsid="00134e93" style:font-size-asian="14pt" style:font-weight-asian="bold" style:font-size-complex="16pt" style:font-weight-complex="bold"/>
    </style:style>
    <style:style style:name="P163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1bc764" style:font-size-asian="14pt" style:font-weight-asian="bold" style:font-size-complex="16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54cf02" style:font-size-asian="14pt" style:font-weight-asian="bold" style:font-size-complex="16pt" style:font-weight-complex="bold"/>
    </style:style>
    <style:style style:name="P165" style:family="paragraph" style:parent-style-name="Standard">
      <style:paragraph-properties fo:line-height="115%" fo:text-align="start" style:justify-single-word="false"/>
      <style:text-properties fo:font-size="16pt" fo:font-weight="bold" officeooo:rsid="0051625d" officeooo:paragraph-rsid="0051625d" style:font-size-asian="14pt" style:font-weight-asian="bold" style:font-size-complex="16pt" style:font-weight-complex="bold"/>
    </style:style>
    <style:style style:name="P166" style:family="paragraph" style:parent-style-name="Standard">
      <style:paragraph-properties fo:line-height="115%" fo:text-align="start" style:justify-single-word="false"/>
      <style:text-properties fo:font-size="16pt" fo:font-weight="normal" officeooo:rsid="0051625d" officeooo:paragraph-rsid="0051625d" style:font-size-asian="14pt" style:font-weight-asian="normal" style:font-size-complex="16pt" style:font-weight-complex="normal"/>
    </style:style>
    <style:style style:name="P167" style:family="paragraph" style:parent-style-name="Standard">
      <style:paragraph-properties fo:line-height="150%" fo:text-align="start" style:justify-single-word="false"/>
      <style:text-properties fo:font-size="18pt" fo:font-weight="bold" officeooo:rsid="000b1c2c" officeooo:paragraph-rsid="000c7c58" style:font-size-asian="18pt" style:font-weight-asian="bold" style:font-size-complex="18pt" style:font-weight-complex="bold"/>
    </style:style>
    <style:style style:name="P168" style:family="paragraph" style:parent-style-name="Standard">
      <style:paragraph-properties fo:line-height="150%" fo:text-align="start" style:justify-single-word="false"/>
      <style:text-properties fo:color="#ce181e" fo:font-size="15pt" fo:font-weight="bold" officeooo:rsid="000b1c2c" officeooo:paragraph-rsid="000c7c58" style:font-size-asian="15pt" style:font-weight-asian="bold" style:font-size-complex="15pt" style:font-weight-complex="bold"/>
    </style:style>
    <style:style style:name="P169" style:family="paragraph" style:parent-style-name="Text_20_body" style:list-style-name="L2">
      <style:paragraph-properties fo:text-align="start" style:justify-single-word="false">
        <style:tab-stops>
          <style:tab-stop style:position="-0.582cm"/>
        </style:tab-stops>
      </style:paragraph-properties>
      <style:text-properties fo:font-size="16pt" fo:font-weight="normal" officeooo:rsid="000b1c2c" officeooo:paragraph-rsid="00110245" style:font-size-asian="14pt" style:font-weight-asian="normal" style:font-size-complex="16pt" style:font-weight-complex="normal"/>
    </style:style>
    <style:style style:name="P170" style:family="paragraph" style:parent-style-name="Text_20_body" style:list-style-name="L2">
      <style:paragraph-properties fo:text-align="start" style:justify-single-word="false">
        <style:tab-stops>
          <style:tab-stop style:position="-0.582cm"/>
        </style:tab-stops>
      </style:paragraph-properties>
      <style:text-properties fo:font-size="16pt" fo:font-weight="normal" officeooo:rsid="000b1c2c" officeooo:paragraph-rsid="001254ab" style:font-size-asian="14pt" style:font-weight-asian="normal" style:font-size-complex="16pt" style:font-weight-complex="normal"/>
    </style:style>
    <style:style style:name="P171" style:family="paragraph" style:parent-style-name="Text_20_body" style:list-style-name="L3">
      <style:paragraph-properties fo:text-align="start" style:justify-single-word="false"/>
      <style:text-properties fo:font-size="16pt" fo:font-weight="normal" officeooo:rsid="000b1c2c" officeooo:paragraph-rsid="000c7334" style:font-size-asian="14pt" style:font-weight-asian="normal" style:font-size-complex="16pt" style:font-weight-complex="normal"/>
    </style:style>
    <style:style style:name="P172" style:family="paragraph" style:parent-style-name="Text_20_body" style:list-style-name="L3">
      <style:paragraph-properties fo:text-align="start" style:justify-single-word="false"/>
      <style:text-properties fo:font-size="16pt" fo:font-weight="normal" officeooo:rsid="000b1c2c" officeooo:paragraph-rsid="001254ab" style:font-size-asian="14pt" style:font-weight-asian="normal" style:font-size-complex="16pt" style:font-weight-complex="normal"/>
    </style:style>
    <style:style style:name="T1" style:family="text">
      <style:text-properties fo:font-size="16pt" fo:font-weight="bold" officeooo:rsid="000b1c2c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1254ab" style:font-size-asian="14pt" style:font-weight-asian="bold" style:font-size-complex="16pt" style:font-weight-complex="bold"/>
    </style:style>
    <style:style style:name="T3" style:family="text">
      <style:text-properties fo:font-size="16pt" fo:font-weight="bold" officeooo:rsid="000b1c2c" style:font-weight-asian="bold" style:font-size-complex="16pt" style:font-weight-complex="bold"/>
    </style:style>
    <style:style style:name="T4" style:family="text">
      <style:text-properties fo:font-size="16pt" fo:font-weight="normal" officeooo:rsid="000b1c2c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254ab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0b1c2c" style:font-size-complex="16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bc764" style:font-weight-asian="normal" style:font-weight-complex="normal"/>
    </style:style>
    <style:style style:name="T9" style:family="text">
      <style:text-properties fo:font-weight="normal" officeooo:rsid="002aff9f" style:font-weight-asian="normal" style:font-weight-complex="normal"/>
    </style:style>
    <style:style style:name="T10" style:family="text">
      <style:text-properties fo:font-weight="normal" officeooo:rsid="002dc913" style:font-weight-asian="normal" style:font-weight-complex="normal"/>
    </style:style>
    <style:style style:name="T11" style:family="text">
      <style:text-properties fo:font-weight="normal" officeooo:rsid="00279e29" style:font-weight-asian="normal" style:font-weight-complex="normal"/>
    </style:style>
    <style:style style:name="T12" style:family="text">
      <style:text-properties fo:font-weight="normal" officeooo:rsid="0054cf02" style:font-weight-asian="normal" style:font-weight-complex="normal"/>
    </style:style>
    <style:style style:name="T13" style:family="text">
      <style:text-properties fo:font-weight="normal" fo:background-color="#fff200" loext:char-shading-value="0" style:font-weight-asian="normal" style:font-weight-complex="normal"/>
    </style:style>
    <style:style style:name="T14" style:family="text">
      <style:text-properties fo:font-weight="normal" officeooo:rsid="002daa73" fo:background-color="#fff200" loext:char-shading-value="0" style:font-weight-asian="normal" style:font-weight-complex="normal"/>
    </style:style>
    <style:style style:name="T15" style:family="text">
      <style:text-properties fo:font-weight="normal" style:font-size-asian="16pt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254ab" style:font-weight-asian="bold" style:font-weight-complex="bold"/>
    </style:style>
    <style:style style:name="T18" style:family="text">
      <style:text-properties fo:font-weight="bold" officeooo:rsid="000b1c2c" style:font-weight-asian="bold" style:font-weight-complex="bold"/>
    </style:style>
    <style:style style:name="T19" style:family="text">
      <style:text-properties fo:font-weight="bold" officeooo:rsid="0021a9ea" style:font-weight-asian="bold" style:font-weight-complex="bold"/>
    </style:style>
    <style:style style:name="T20" style:family="text">
      <style:text-properties fo:font-weight="bold" officeooo:rsid="00279e29" style:font-weight-asian="bold" style:font-weight-complex="bold"/>
    </style:style>
    <style:style style:name="T21" style:family="text">
      <style:text-properties fo:background-color="#fff200" loext:char-shading-value="0"/>
    </style:style>
    <style:style style:name="T22" style:family="text">
      <style:text-properties officeooo:rsid="0019e248" fo:background-color="#fff200" loext:char-shading-value="0"/>
    </style:style>
    <style:style style:name="T23" style:family="text">
      <style:text-properties officeooo:rsid="002d4db1" fo:background-color="#fff200" loext:char-shading-value="0"/>
    </style:style>
    <style:style style:name="T24" style:family="text">
      <style:text-properties officeooo:rsid="003adead" fo:background-color="#fff200" loext:char-shading-value="0"/>
    </style:style>
    <style:style style:name="T25" style:family="text">
      <style:text-properties officeooo:rsid="003b1228" fo:background-color="#fff200" loext:char-shading-value="0"/>
    </style:style>
    <style:style style:name="T26" style:family="text">
      <style:text-properties fo:color="#ce181e" fo:font-size="16pt" fo:font-weight="normal" officeooo:rsid="000c7334" style:font-size-asian="14pt" style:font-weight-asian="normal" style:font-size-complex="16pt" style:font-weight-complex="normal"/>
    </style:style>
    <style:style style:name="T27" style:family="text">
      <style:text-properties fo:color="#ce181e" fo:font-size="16pt" fo:font-weight="normal" officeooo:rsid="000fe716" style:font-size-asian="14pt" style:font-weight-asian="normal" style:font-size-complex="16pt" style:font-weight-complex="normal"/>
    </style:style>
    <style:style style:name="T28" style:family="text">
      <style:text-properties fo:color="#ce181e" fo:font-size="16pt" fo:font-weight="normal" officeooo:rsid="00110245" style:font-size-asian="14pt" style:font-weight-asian="normal" style:font-size-complex="16pt" style:font-weight-complex="normal"/>
    </style:style>
    <style:style style:name="T29" style:family="text">
      <style:text-properties fo:color="#ce181e" fo:font-size="16pt" fo:font-weight="normal" officeooo:rsid="000c7334" style:font-size-complex="16pt" style:font-weight-complex="normal"/>
    </style:style>
    <style:style style:name="T30" style:family="text">
      <style:text-properties fo:color="#ce181e" fo:font-size="16pt" fo:font-weight="normal" officeooo:rsid="000fe716" style:font-size-complex="16pt" style:font-weight-complex="normal"/>
    </style:style>
    <style:style style:name="T31" style:family="text">
      <style:text-properties fo:color="#ce181e" fo:font-weight="normal" officeooo:rsid="000c7334" style:font-weight-asian="normal" style:font-weight-complex="normal"/>
    </style:style>
    <style:style style:name="T32" style:family="text">
      <style:text-properties fo:color="#ce181e" fo:font-weight="normal" officeooo:rsid="000fe716" style:font-weight-asian="normal" style:font-weight-complex="normal"/>
    </style:style>
    <style:style style:name="T33" style:family="text">
      <style:text-properties fo:color="#ce181e" fo:font-size="14pt" fo:font-weight="normal" officeooo:rsid="000fe716" style:font-size-asian="14pt" style:font-weight-asian="normal" style:font-size-complex="14pt" style:font-weight-complex="normal"/>
    </style:style>
    <style:style style:name="T34" style:family="text">
      <style:text-properties fo:color="#ce181e" fo:font-size="14pt" fo:font-weight="normal" officeooo:rsid="00110245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ce181e" fo:font-size="16pt" fo:letter-spacing="normal" fo:font-weight="normal" officeooo:rsid="000c7334" style:font-name-asian="Helvetica Neue" style:font-style-asian="normal" style:font-size-complex="16pt" style:font-weight-complex="normal"/>
    </style:style>
    <style:style style:name="T36" style:family="text">
      <style:text-properties fo:font-variant="normal" fo:text-transform="none" fo:color="#ce181e" fo:font-size="14pt" fo:letter-spacing="normal" officeooo:rsid="000c7334" style:font-name-asian="Helvetica Neue" style:font-style-asian="normal" style:font-size-complex="14pt"/>
    </style:style>
    <style:style style:name="T37" style:family="text">
      <style:text-properties fo:font-variant="normal" fo:text-transform="none" fo:color="#ce181e" fo:font-size="14pt" fo:letter-spacing="normal" fo:font-weight="normal" officeooo:rsid="000fe716" style:font-name-asian="Helvetica Neue" style:font-size-asian="14pt" style:font-style-asian="normal" style:font-weight-asian="normal" style:font-size-complex="14pt" style:font-weight-complex="normal"/>
    </style:style>
    <style:style style:name="T38" style:family="text">
      <style:text-properties fo:font-variant="normal" fo:text-transform="none" fo:color="#ce181e" fo:font-size="14pt" fo:letter-spacing="normal" fo:font-weight="normal" officeooo:rsid="00110245" style:font-name-asian="Helvetica Neue" style:font-size-asian="14pt" style:font-style-asian="normal" style:font-weight-asian="normal" style:font-size-complex="14pt" style:font-weight-complex="normal"/>
    </style:style>
    <style:style style:name="T39" style:family="text">
      <style:text-properties fo:font-variant="normal" fo:text-transform="none" fo:color="#ce181e" style:font-name="Helvetica Neue" fo:font-size="14pt" fo:letter-spacing="normal" fo:font-style="normal" fo:font-weight="normal" officeooo:rsid="000fe716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ce181e" style:font-name="Helvetica Neue" fo:font-size="14pt" fo:letter-spacing="normal" fo:font-style="normal" fo:font-weight="normal" officeooo:rsid="00110245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ce181e" style:font-name="Helvetica Neue" fo:font-size="14pt" fo:letter-spacing="normal" fo:font-style="normal" fo:font-weight="normal" officeooo:rsid="001254ab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letter-spacing="normal" fo:font-style="normal"/>
    </style:style>
    <style:style style:name="T43" style:family="text">
      <style:text-properties fo:font-variant="normal" fo:text-transform="none" fo:letter-spacing="normal" style:font-style-asian="normal"/>
    </style:style>
    <style:style style:name="T44" style:family="text">
      <style:text-properties fo:font-variant="normal" fo:text-transform="none" style:font-name="Noto Sans CJK SC Bold" fo:font-size="16pt" fo:letter-spacing="normal" fo:font-style="normal" fo:font-weight="bold" officeooo:rsid="000b1c2c" style:font-name-asian="Noto Sans CJK SC Bold" style:font-size-asian="16pt" style:font-weight-asian="bold" style:font-size-complex="16pt" style:font-weight-complex="bold"/>
    </style:style>
    <style:style style:name="T45" style:family="text">
      <style:text-properties fo:font-variant="normal" fo:text-transform="none" style:font-name="Noto Sans CJK SC Bold" fo:font-size="16pt" fo:letter-spacing="normal" fo:font-style="normal" fo:font-weight="bold" officeooo:rsid="000b1c2c" style:font-name-asian="Noto Sans CJK SC Bold" style:font-size-asian="16pt" style:font-style-asian="normal" style:font-weight-asian="bold" style:font-size-complex="16pt" style:font-weight-complex="bold"/>
    </style:style>
    <style:style style:name="T46" style:family="text">
      <style:text-properties fo:font-variant="normal" fo:text-transform="none" style:font-name="Noto Sans CJK SC Bold" fo:font-size="16pt" fo:letter-spacing="normal" fo:font-weight="bold" officeooo:rsid="000b1c2c" style:font-name-asian="Noto Sans CJK SC Bold" style:font-size-asian="16pt" style:font-style-asian="normal" style:font-weight-asian="bold" style:font-size-complex="16pt" style:font-weight-complex="bold"/>
    </style:style>
    <style:style style:name="T47" style:family="text">
      <style:text-properties officeooo:rsid="0010a533"/>
    </style:style>
    <style:style style:name="T48" style:family="text">
      <style:text-properties officeooo:rsid="001254ab"/>
    </style:style>
    <style:style style:name="T49" style:family="text">
      <style:text-properties officeooo:rsid="00134e93"/>
    </style:style>
    <style:style style:name="T50" style:family="text">
      <style:text-properties fo:font-size="12pt" fo:font-weight="normal" style:font-size-asian="12pt" style:font-weight-asian="normal" style:font-size-complex="12pt" style:font-weight-complex="normal"/>
    </style:style>
    <style:style style:name="T51" style:family="text">
      <style:text-properties officeooo:rsid="00279e29"/>
    </style:style>
    <style:style style:name="T52" style:family="text">
      <style:text-properties officeooo:rsid="002daa73"/>
    </style:style>
    <style:style style:name="T53" style:family="text">
      <style:text-properties officeooo:rsid="0032b41e"/>
    </style:style>
    <style:style style:name="T54" style:family="text">
      <style:text-properties officeooo:rsid="0038c612"/>
    </style:style>
    <style:style style:name="T55" style:family="text">
      <style:text-properties style:font-name-asian="Helvetica Neue" style:font-size-asian="12pt" style:font-style-asian="normal"/>
    </style:style>
    <style:style style:name="T56" style:family="text">
      <style:text-properties officeooo:rsid="003de2ff" style:font-name-asian="Helvetica Neue" style:font-size-asian="12pt" style:font-style-asian="normal"/>
    </style:style>
    <style:style style:name="T57" style:family="text">
      <style:text-properties style:font-name="Noto Sans CJK SC Bold" fo:font-size="16pt" fo:font-weight="bold" officeooo:rsid="000b1c2c" style:font-name-asian="Noto Sans CJK SC Bold" style:font-size-asian="16pt" style:font-weight-asian="bold" style:font-size-complex="16pt" style:font-weight-complex="bold"/>
    </style:style>
    <style:style style:name="T58" style:family="text">
      <style:text-properties officeooo:rsid="003adead"/>
    </style:style>
    <style:style style:name="T59" style:family="text">
      <style:text-properties officeooo:rsid="003de2ff"/>
    </style:style>
    <style:style style:name="T60" style:family="text">
      <style:text-properties officeooo:rsid="0041efaa"/>
    </style:style>
    <style:style style:name="T61" style:family="text">
      <style:text-properties fo:color="#000080" fo:font-weight="bold"/>
    </style:style>
    <style:style style:name="T62" style:family="text">
      <style:text-properties fo:color="#660099"/>
    </style:style>
    <style:style style:name="T63" style:family="text">
      <style:text-properties fo:color="#660099" style:font-name="DejaVu Sans Mono" fo:font-size="18.7999992370605pt"/>
    </style:style>
    <style:style style:name="T64" style:family="text">
      <style:text-properties fo:color="#008080" fo:font-weight="bold"/>
    </style:style>
    <style:style style:name="T65" style:family="text">
      <style:text-properties fo:color="#008080" style:font-name="DejaVu Sans Mono" fo:font-size="18.7999992370605pt" fo:font-weight="bold"/>
    </style:style>
    <style:style style:name="T66" style:family="text">
      <style:text-properties fo:color="#008080" style:font-name-asian="AR PL UKai TW" style:font-size-asian="18.7999992370605pt" style:font-weight-asian="bold"/>
    </style:style>
    <style:style style:name="T67" style:family="text">
      <style:text-properties fo:color="#0000ff"/>
    </style:style>
    <style:style style:name="T68" style:family="text">
      <style:text-properties style:font-name="DejaVu Sans Mono" fo:font-size="18.7999992370605pt"/>
    </style:style>
    <style:style style:name="T69" style:family="text">
      <style:text-properties fo:color="#800400" style:font-name="DejaVu Sans Mono" fo:font-size="18.7999992370605pt" fo:font-style="italic"/>
    </style:style>
    <style:style style:name="T70" style:family="text">
      <style:text-properties fo:color="#800400" style:font-name-asian="AR PL UKai HK" style:font-size-asian="18.7999992370605pt" style:font-style-asian="italic"/>
    </style:style>
    <style:style style:name="T71" style:family="text">
      <style:text-properties officeooo:rsid="0046a212"/>
    </style:style>
    <style:style style:name="T72" style:family="text">
      <style:text-properties officeooo:rsid="0052b33d"/>
    </style:style>
    <style:style style:name="T73" style:family="text">
      <style:text-properties officeooo:rsid="0054cf02"/>
    </style:style>
    <style:style style:name="T74" style:family="text">
      <style:text-properties officeooo:rsid="0055bcc1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7">MYSQL</text:span>数据库操作</text:p>
      <text:p text:style-name="P79">服务端启动</text:p>
      <text:p text:style-name="P79"><text:tab/>查看MySQL状态: sudo /etc/init.d/mysql status</text:p>
      <text:p text:style-name="P79"><text:tab/>启动服务：sudo /etc/init.d/mysql start | stop | restart</text:p>
      <text:p text:style-name="P79">客户端连接</text:p>
      <text:p text:style-name="P79"><text:tab/>命令格式</text:p>
      <text:p text:style-name="P79"><text:tab/><text:tab/>mysql -h主机地址 -u用户名 -p密码</text:p>
      <text:p text:style-name="P79"><text:tab/><text:tab/>mysql -hlocalhost -uroot -p123456</text:p>
      <text:p text:style-name="P79"><text:tab/><text:tab/>本地连接可省略 -h 选项: mysql -uroot -p123456</text:p>
      <text:p text:style-name="P79">关闭连接 </text:p>
      <text:p text:style-name="P79"><text:tab/>ctrl-D</text:p>
      <text:p text:style-name="P79"><text:tab/>exit</text:p>
      <text:p text:style-name="P167">１．数据库的基本操作</text:p>
      <text:p text:style-name="P168">补充：修稿提示命令为当前连接用户</text:p>
      <text:p text:style-name="P168">mysql&gt; prompt \U&gt;</text:p>
      <text:p text:style-name="P168">PROMPT set to '\U&gt;'</text:p>
      <text:p text:style-name="P168">root@localhost&gt;</text:p>
      <text:p text:style-name="P75"><text:span text:style-name="T1">输入语句：</text:span><text:span text:style-name="T4">mysql&gt; show databases; 或者mysql&gt; SHOW DATABASES</text:span></text:p>
      <text:p text:style-name="P5"><text:span text:style-name="T32">作用：</text:span><text:span text:style-name="T31">##查看已有数据库</text:span></text:p>
      <text:p text:style-name="P2">输出结果：</text:p>
      <text:p text:style-name="P94">+--------------------+</text:p>
      <text:p text:style-name="P94">| Database <text:s text:c="10"/>|</text:p>
      <text:p text:style-name="P94">+--------------------+</text:p>
      <text:p text:style-name="P94">| information_schema |</text:p>
      <text:p text:style-name="P94"><text:soft-page-break/>| mysql <text:s text:c="13"/>|</text:p>
      <text:p text:style-name="P94">| performance_schema |</text:p>
      <text:p text:style-name="P94">| spider <text:s text:c="12"/>|</text:p>
      <text:p text:style-name="P94">| sys <text:s text:c="15"/>|</text:p>
      <text:p text:style-name="P94">+--------------------+</text:p>
      <text:p text:style-name="P94">5 rows in set (0.08 sec)</text:p>
      <text:p text:style-name="P38"/>
      <text:p text:style-name="P5">输入语句：<text:span text:style-name="T7">mysql&gt; </text:span><text:s/><text:span text:style-name="T7">CREATE DATABASE stu CHARACTER SET utf8; </text:span></text:p>
      <text:p text:style-name="P5"><text:span text:style-name="T32">作用：</text:span><text:span text:style-name="T31">##创建stu数据库，编码为utf8</text:span></text:p>
      <text:p text:style-name="P2">输出结果：<text:span text:style-name="T7">Query OK, 1 row affected (0.00 sec)</text:span></text:p>
      <text:p text:style-name="P3">输入语句：<text:span text:style-name="T7">mysql&gt; create database teacher;</text:span></text:p>
      <text:p text:style-name="P3">输出结果：<text:span text:style-name="T7">Query OK, 1 row affected (0.00 sec)</text:span></text:p>
      <text:p text:style-name="P39"/>
      <text:p text:style-name="P75"><text:span text:style-name="T1">输入语句：</text:span><text:span text:style-name="T4">mysql&gt; show create database teacher; </text:span></text:p>
      <text:p text:style-name="P75"><text:span text:style-name="T27">作用：</text:span><text:span text:style-name="T33">##</text:span><text:span text:style-name="T37">查看创建库的语句</text:span><text:span text:style-name="T39">(</text:span><text:span text:style-name="T37">字符集)</text:span></text:p>
      <text:p text:style-name="P3">输出结果：</text:p>
      <text:p text:style-name="P94">+----------+--------------------------------------------------------------------+</text:p>
      <text:p text:style-name="P94">| Database | Create Database <text:s text:c="51"/>|</text:p>
      <text:p text:style-name="P94">+----------+--------------------------------------------------------------------+</text:p>
      <text:p text:style-name="P94">| teacher <text:s/>| CREATE DATABASE `teacher` /*!40100 DEFAULT CHARACTER SET latin1 */ |</text:p>
      <text:p text:style-name="P94">+----------+--------------------------------------------------------------------+</text:p>
      <text:p text:style-name="P94">1 row in set (0.00 sec)</text:p>
      <text:p text:style-name="P78"/>
      <text:p text:style-name="P39"><text:span text:style-name="T16">输入语句：</text:span>mysql&gt; SHOW DATABASES;</text:p>
      <text:p text:style-name="P3">输出结果：</text:p>
      <text:p text:style-name="P94">+--------------------+</text:p>
      <text:p text:style-name="P94">| Database <text:s text:c="10"/>|</text:p>
      <text:p text:style-name="P94">+--------------------+</text:p>
      <text:p text:style-name="P94">| information_schema |</text:p>
      <text:p text:style-name="P94">| mysql <text:s text:c="13"/>|</text:p>
      <text:p text:style-name="P94">| performance_schema |</text:p>
      <text:p text:style-name="P94">| spider <text:s text:c="12"/>|</text:p>
      <text:p text:style-name="P94">|<text:span text:style-name="T21"> stu </text:span><text:s text:c="15"/>|</text:p>
      <text:p text:style-name="P94">| sys <text:s text:c="15"/>|</text:p>
      <text:p text:style-name="P94">|<text:span text:style-name="T21"> teacher <text:s text:c="2"/></text:span><text:s text:c="9"/>|</text:p>
      <text:p text:style-name="P94">+--------------------+</text:p>
      <text:p text:style-name="P94">7 rows in set (0.00 sec)</text:p>
      <text:p text:style-name="P38"/>
      <text:p text:style-name="P74"><text:span text:style-name="T3">输入语句：</text:span><text:span text:style-name="T6">mysql&gt; use teacher</text:span></text:p>
      <text:p text:style-name="P74"><text:span text:style-name="T30">作用：</text:span><text:span text:style-name="T29">###使用teacher数据库（</text:span><text:span text:style-name="T35">切换库）</text:span></text:p>
      <text:p text:style-name="P39"><text:span text:style-name="T16">输出结果：</text:span>Database changed</text:p>
      <text:p text:style-name="P39"/>
      <text:p text:style-name="P74"><text:span text:style-name="T3">输入语句：</text:span><text:span text:style-name="T6">mysql&gt; select database();</text:span></text:p>
      <text:p text:style-name="P74"><text:span text:style-name="T30">作用：</text:span><text:span text:style-name="T29">###查看正在使用的数据库为teacher（</text:span><text:span text:style-name="T36">查看当前所在库</text:span><text:span text:style-name="T29">）</text:span></text:p>
      <text:p text:style-name="P87"><text:soft-page-break/>输出结果：</text:p>
      <text:p text:style-name="P94">+------------+</text:p>
      <text:p text:style-name="P94">| database() |</text:p>
      <text:p text:style-name="P94">+------------+</text:p>
      <text:p text:style-name="P94">| teacher <text:s text:c="3"/>|</text:p>
      <text:p text:style-name="P94">+------------+</text:p>
      <text:p text:style-name="P94">1 row in set (0.00 sec)</text:p>
      <text:p text:style-name="P38"/>
      <text:p text:style-name="P5">输入语句：<text:span text:style-name="T7">mysql&gt; drop database teacher; </text:span></text:p>
      <text:p text:style-name="P5"><text:span text:style-name="T32">作用：</text:span><text:span text:style-name="T7"> </text:span><text:span text:style-name="T31">##删除数据库teacher</text:span></text:p>
      <text:p text:style-name="P14">输出结果：<text:span text:style-name="T7">Query OK, 0 rows affected (0.02 sec)</text:span></text:p>
      <text:p text:style-name="P110">库名的命名规则</text:p>
      <text:list xml:id="list2519479985" text:style-name="L1">
        <text:list-item>
          <text:p text:style-name="P155">数字、字母、下划线,但不能使用纯数字</text:p>
        </text:list-item>
        <text:list-item>
          <text:p text:style-name="P155">库名区分字母大小写</text:p>
        </text:list-item>
        <text:list-item>
          <text:p text:style-name="P156">不能使用特殊字符和mysql关键字</text:p>
        </text:list-item>
      </text:list>
      <text:p text:style-name="P148">２．数据表的管理</text:p>
      <text:p text:style-name="P150"><text:span text:style-name="T2">A. </text:span><text:span text:style-name="T1">数字类型：</text:span></text:p>
      <text:list xml:id="list2658807026" text:style-name="L2">
        <text:list-item>
          <text:p text:style-name="P169">整数类型（精确值） -INTEGER，INT，SMALLINT，TINYINT，MEDIUMINT，BIGINT</text:p>
        </text:list-item>
        <text:list-item>
          <text:p text:style-name="P169">定点类型（精确值） - DECIMAL</text:p>
        </text:list-item>
        <text:list-item>
          <text:p text:style-name="P169">浮点类型（近似值） - FLOAT，DOUBLE</text:p>
        </text:list-item>
        <text:list-item>
          <text:p text:style-name="P170">比特值类型 – BIT</text:p>
        </text:list-item>
      </text:list>
      <text:p text:style-name="P151"><text:span text:style-name="T5">B.</text:span><text:span text:style-name="T1">字符串类型：</text:span></text:p>
      <text:list xml:id="list1269054561" text:style-name="L3">
        <text:list-item>
          <text:p text:style-name="P171">CHAR和VARCHAR类型</text:p>
        </text:list-item>
        <text:list-item>
          <text:p text:style-name="P171">BINARY和VARBINARY类型</text:p>
        </text:list-item>
        <text:list-item>
          <text:p text:style-name="P171">BLOB和TEXT类型</text:p>
        </text:list-item>
        <text:list-item>
          <text:p text:style-name="P172">ENUM类型和SET类型</text:p>
        </text:list-item>
      </text:list>
      <text:p text:style-name="P149"><text:span text:style-name="T17">C. </text:span><text:span text:style-name="T16">数据表</text:span><text:span text:style-name="T17">的基本操作</text:span></text:p>
      <text:p text:style-name="P109"><text:soft-page-break/>基本结构：</text:p>
      <text:p text:style-name="P37">创建表(指定字符集)</text:p>
      <text:p text:style-name="P37">create table 表名(</text:p>
      <text:p text:style-name="P37">字段名 数据类型,</text:p>
      <text:p text:style-name="P37">字段名 数据类型,</text:p>
      <text:p text:style-name="P37">...</text:p>
      <text:p text:style-name="P37">字段名 数据类型</text:p>
      <text:p text:style-name="P37">);</text:p>
      <text:p text:style-name="P109">如果你想设置数字为无符号则加上 unsigned</text:p>
      <text:p text:style-name="P109">如果你不想字段为 NULL 可以设置字段的属性为 NOT NULL, 在操作数据库时如果输入该字段的数据为NULL ,就会报错。</text:p>
      <text:p text:style-name="P109">DEFAULT 表示设置一个字段的默认值</text:p>
      <text:p text:style-name="P109">AUTO_INCREMENT定义列为自增的属性,一般用于主键,数值会自动加1。</text:p>
      <text:p text:style-name="P109">PRIMARY KEY关键字用于定义列为主键。主键的值不能重复。</text:p>
      <text:p text:style-name="P7">输入语句：</text:p>
      <text:p text:style-name="P19"><text:span text:style-name="T7">mysql&gt; use stu</text:span> <text:span text:style-name="T22">##创建表之前必须使用数据库</text:span></text:p>
      <text:p text:style-name="P61">mysql&gt; CREATE TABLE class (</text:p>
      <text:p text:style-name="P61"><text:tab/>id INT PRIMARY KEY　AUTO_INCREMENT,</text:p>
      <text:p text:style-name="P61"><text:tab/>name VARCHAR(32) NOT NULL,</text:p>
      <text:p text:style-name="P61"><text:tab/>age INT NOT NULL,</text:p>
      <text:p text:style-name="P61"><text:tab/>sex ENUM('w','m'),ｄａｔａ</text:p>
      <text:p text:style-name="P48"><text:tab/>score FLOAT DEFAULT 0.0);</text:p>
      <text:p text:style-name="P61">mysql&gt; create table interest(</text:p>
      <text:p text:style-name="P61"><text:tab/>id int primary key auto_increment,</text:p>
      <text:p text:style-name="P61"><text:tab/>name varchar(32) not null,</text:p>
      <text:p text:style-name="P61"><text:tab/>hobby set('sing','dance','draw'),</text:p>
      <text:p text:style-name="P36"><text:span text:style-name="T7"><text:tab/>price </text:span><text:span text:style-name="T13">decimal(7,2)</text:span><text:span text:style-name="T7">,</text:span></text:p>
      <text:p text:style-name="P61"><text:tab/>level char not null,</text:p>
      <text:p text:style-name="P61"><text:tab/>comment text);</text:p>
      <text:p text:style-name="P61">mysql&gt; CREATE TABLE class (</text:p>
      <text:p text:style-name="P61"><text:tab/>id INT PRIMARY KEY AUTO_INCREMENT,</text:p>
      <text:p text:style-name="P61"><text:tab/>name VARCHAR(32) NOT NULL,</text:p>
      <text:p text:style-name="P36"><text:span text:style-name="T7"><text:tab/>age INT </text:span><text:span text:style-name="T13">UNSIGNED</text:span><text:span text:style-name="T7"> NOT NULL,</text:span></text:p>
      <text:p text:style-name="P61"><text:tab/>sex ENUM('w','m'),</text:p>
      <text:p text:style-name="P61"><text:tab/>score FLOAT DEFAULT 0.0);</text:p>
      <text:p text:style-name="P76"><text:soft-page-break/><text:span text:style-name="T27">作用：</text:span><text:span text:style-name="T4"> </text:span><text:span text:style-name="T26">##</text:span><text:span text:style-name="T28">创建表</text:span><text:span text:style-name="T34">（</text:span><text:span text:style-name="T38">创建表</text:span><text:span text:style-name="T40">(</text:span><text:span text:style-name="T38">指定字符集</text:span><text:span text:style-name="T40">)）</text:span></text:p>
      <text:p text:style-name="P8">输出结果：<text:span text:style-name="T7">Query OK, 0 rows affected (0.29 sec)</text:span></text:p>
      <text:p text:style-name="P42">drop</text:p>
      <text:p text:style-name="P8">输入语句：<text:span text:style-name="T7">mysql&gt; show tables;</text:span></text:p>
      <text:p text:style-name="P77"><text:span text:style-name="T27">作用：</text:span><text:span text:style-name="T4"> </text:span><text:span text:style-name="T26">##</text:span><text:span text:style-name="T40">查看数据表</text:span></text:p>
      <text:p text:style-name="P6">输出结果：</text:p>
      <text:p text:style-name="P93">+---------------+</text:p>
      <text:p text:style-name="P93">| Tables_in_stu |</text:p>
      <text:p text:style-name="P93">+---------------+</text:p>
      <text:p text:style-name="P93">| <text:span text:style-name="T21">class <text:s/></text:span><text:s text:c="7"/>|</text:p>
      <text:p text:style-name="P93">| <text:span text:style-name="T21">interest </text:span><text:s text:c="5"/>|</text:p>
      <text:p text:style-name="P93">+---------------+</text:p>
      <text:p text:style-name="P93">2 rows in set (0.00 sec)</text:p>
      <text:p text:style-name="P8"/>
      <text:p text:style-name="P6">输入语句：<text:span text:style-name="T7">mysql&gt; show create table class;</text:span></text:p>
      <text:p text:style-name="P77"><text:span text:style-name="T27">作用：</text:span><text:span text:style-name="T4"> </text:span><text:span text:style-name="T26">##</text:span><text:span text:style-name="T40">查看已有表</text:span><text:span text:style-name="T41">的字符集</text:span></text:p>
      <text:p text:style-name="P6">输出结果：</text:p>
      <text:p text:style-name="P92">+-------+----------------------------------------------------------------------------------------------------------------------------------------------------------------------------------------------------------------------------------------------------+</text:p>
      <text:p text:style-name="P92">| Table | Create Table <text:s text:c="230"/>|</text:p>
      <text:p text:style-name="P92">+-------+----------------------------------------------------------------------------------------------------------------------------------------------------------------------------------------------------------------------------------------------------+</text:p>
      <text:p text:style-name="P92">| class | CREATE TABLE `class` (</text:p>
      <text:p text:style-name="P92"><text:s text:c="2"/>`id` int(11) NOT NULL AUTO_INCREMENT,</text:p>
      <text:p text:style-name="P92"><text:s text:c="2"/>`name` varchar(32) NOT NULL,</text:p>
      <text:p text:style-name="P92"><text:s text:c="2"/>`age` int(11) NOT NULL,</text:p>
      <text:p text:style-name="P92"><text:s text:c="2"/>`sex` enum('w','m') DEFAULT NULL,</text:p>
      <text:p text:style-name="P92"><text:s text:c="2"/>`score` float DEFAULT '0',</text:p>
      <text:p text:style-name="P92"><text:s text:c="2"/>PRIMARY KEY (`id`)</text:p>
      <text:p text:style-name="P92">) ENGINE=InnoDB DEFAULT CHARSET=utf8 |</text:p>
      <text:p text:style-name="P92">+-------+----------------------------------------------------------------------------------------------------------------------------------------------------------------------------------------------------------------------------------------------------+</text:p>
      <text:p text:style-name="P92">1 row in set (0.02 sec)</text:p>
      <text:p text:style-name="P6"/>
      <text:p text:style-name="P6">输入语句：<text:span text:style-name="T7">mysql&gt; desc class;</text:span></text:p>
      <text:p text:style-name="P6"><text:span text:style-name="T7">mysql&gt; DESC class; <text:s text:c="2"/></text:span><text:s text:c="53"/></text:p>
      <text:p text:style-name="P77"><text:span text:style-name="T27">作用：</text:span><text:span text:style-name="T4"> </text:span><text:span text:style-name="T26">##</text:span><text:span text:style-name="T40">查看表结构</text:span></text:p>
      <text:p text:style-name="P6"><text:soft-page-break/>输出结果：</text:p>
      <text:p text:style-name="P92">+-------+---------------+------+-----+---------+----------------+</text:p>
      <text:p text:style-name="P92">| Field | Type <text:s text:c="7"/>　 <text:s/>| Null | Key | Default | Extra <text:s text:c="9"/>|</text:p>
      <text:p text:style-name="P92">+-------+---------------+------+-----+---------+----------------+</text:p>
      <text:p text:style-name="P92">| id <text:s text:c="3"/>| int(11) <text:s text:c="5"/>　　 | NO <text:s text:c="2"/>| PRI | NULL <text:s text:c="3"/>| auto_increment |</text:p>
      <text:p text:style-name="P92">| name <text:s/>| varchar(32) <text:s text:c="2"/>| NO <text:s text:c="2"/>| <text:s text:c="4"/>| NULL <text:s text:c="3"/>| <text:s text:c="15"/>|</text:p>
      <text:p text:style-name="P92">| age <text:s text:c="2"/>| int(11) <text:s text:c="5"/>　　 | NO <text:s text:c="2"/>| <text:s text:c="4"/>| NULL <text:s text:c="3"/>| <text:s text:c="15"/>|</text:p>
      <text:p text:style-name="P92">| sex <text:s text:c="2"/>| enum('w','m') | YES <text:s/>| <text:s text:c="4"/>| NULL <text:s text:c="3"/>| <text:s text:c="15"/>|</text:p>
      <text:p text:style-name="P92">| score | float <text:s text:c="8"/>　　| YES <text:s/>| <text:s text:c="4"/>| 0 <text:s text:c="6"/>| <text:s text:c="15"/>|</text:p>
      <text:p text:style-name="P92">+-------+---------------+------+-----+---------+----------------+</text:p>
      <text:p text:style-name="P92">5 rows in set (0.00 sec)</text:p>
      <text:p text:style-name="P92"><text:s text:c="55"/></text:p>
      <text:p text:style-name="P92">+-------+------------------+------+-----+---------+----------------+</text:p>
      <text:p text:style-name="P92">| Field | Type <text:s text:c="12"/>| Null | Key | Default | Extra <text:s text:c="9"/>|</text:p>
      <text:p text:style-name="P92">+-------+------------------+------+-----+---------+----------------+</text:p>
      <text:p text:style-name="P92">| id <text:s text:c="3"/>| int(11) <text:s text:c="9"/>| NO <text:s text:c="2"/>| PRI | NULL <text:s text:c="3"/>| auto_increment |</text:p>
      <text:p text:style-name="P92">| name <text:s/>| varchar(32) <text:s text:c="5"/>| NO <text:s text:c="2"/>| <text:s text:c="4"/>| NULL <text:s text:c="3"/>| <text:s text:c="15"/>|</text:p>
      <text:p text:style-name="P92">| age <text:s text:c="2"/>| int(10) <text:span text:style-name="T21">unsigned</text:span> | NO <text:s text:c="2"/>| <text:s text:c="4"/>| NULL <text:s text:c="3"/>| <text:s text:c="15"/>|</text:p>
      <text:p text:style-name="P92">| sex <text:s text:c="2"/>| enum('w','m') <text:s text:c="3"/>| YES <text:s/>| <text:s text:c="4"/>| NULL <text:s text:c="3"/>| <text:s text:c="15"/>|</text:p>
      <text:p text:style-name="P92">| score | float <text:s text:c="11"/>| YES <text:s/>| <text:s text:c="4"/>| 0 <text:s text:c="6"/>| <text:s text:c="15"/>|</text:p>
      <text:p text:style-name="P92">+-------+------------------+------+-----+---------+----------------+</text:p>
      <text:p text:style-name="P92">5 rows in set (0.00 sec)</text:p>
      <text:p text:style-name="P6"/>
      <text:p text:style-name="P6">输入语句：<text:span text:style-name="T7">mysql&gt; drop table class;</text:span></text:p>
      <text:p text:style-name="P40">mysql&gt; SHOW TABLES;</text:p>
      <text:p text:style-name="P77"><text:span text:style-name="T27">作用：</text:span><text:span text:style-name="T4"> </text:span><text:span text:style-name="T26">##删除</text:span><text:span text:style-name="T28">表</text:span></text:p>
      <text:p text:style-name="P9">输出结果：</text:p>
      <text:p text:style-name="P95">Query OK, 0 rows affected (0.21 sec)</text:p>
      <text:p text:style-name="P92"/>
      <text:p text:style-name="P92">+---------------+</text:p>
      <text:p text:style-name="P92">| Tables_in_stu |</text:p>
      <text:p text:style-name="P92">+---------------+</text:p>
      <text:p text:style-name="P92">| interest <text:s text:c="5"/>|</text:p>
      <text:p text:style-name="P92">+---------------+</text:p>
      <text:p text:style-name="P92">1 row in set (0.00 sec)</text:p>
      <text:p text:style-name="P116">３．数据<text:span text:style-name="T48">的基本操作</text:span></text:p>
      <text:list xml:id="list1187127152" text:style-name="L4">
        <text:list-item>
          <text:p text:style-name="P161">插入（ｉｎｓｅｒｔ）</text:p>
        </text:list-item>
      </text:list>
      <text:p text:style-name="P20">输入语句：</text:p>
      <text:p text:style-name="P165"># 只有主键才有占位符的概念0 ，default，null.</text:p>
      <text:p text:style-name="P165"><text:span text:style-name="T7"># 全列插入在开发中不多用。一旦表结构改变，则会报错。</text:span></text:p>
      <text:p text:style-name="P20"><text:span text:style-name="T7">mysql&gt; INSERT INTO clas</text:span><text:span text:style-name="T8">s </text:span><text:span text:style-name="T7">VALUES(1,'Wangbadan',18,'m',89.5);</text:span></text:p>
      <text:p text:style-name="P166"># 指定列插入<text:span text:style-name="T72">（值和列一一对应）注意是否为空</text:span></text:p>
      <text:p text:style-name="P49"><text:soft-page-break/>mysql&gt; INSERT INTO class (name,age,score) VALUES('yaoyue',17,90);</text:p>
      <text:p text:style-name="P49">mysql&gt; INSERT INTO class (name,age,sex) VALUES('yaoyue',17,'w');</text:p>
      <text:p text:style-name="P62">mysql&gt; insert into class values(4,'lanren',19,'m',90.0),<text:tab/>(5,'xianxueniao',18,'w',90.0) ;</text:p>
      <text:p text:style-name="P63">mysql&gt; insert into interest values</text:p>
      <text:p text:style-name="P63"><text:tab/>(1,'wangbandan','sing,dance',16800.00,'B','表 现良好，进步较快');</text:p>
      <text:p text:style-name="P64">mysql&gt; insert into interest values</text:p>
      <text:p text:style-name="P64"><text:tab/>(2,'yaoyue','sing,draw',18900.00,'A','表现良好，进步较快'),<text:tab/>(3,'LANREN','sing',19000,'A','表现优异，进步明显');</text:p>
      <text:p text:style-name="P64">mysql&gt; insert into interest values</text:p>
      <text:p text:style-name="P64"><text:tab/>(4,'xianxueniao','sing,draw,dance',17900.00,'A','孺子可教，勤奋向上'),<text:tab/>(5,'xixi','sing,draw',19900,'A','画风精进奇特');</text:p>
      <text:p text:style-name="P23">输出结果：<text:span text:style-name="T7">Query OK, 1 row affected (0.05 sec)</text:span></text:p>
      <text:p text:style-name="P50">Query OK, 2 rows affected (0.05 sec)</text:p>
      <text:p text:style-name="P49">Records: 2 <text:s/>Duplicates: 0 <text:s/>Warnings: 0</text:p>
      <text:list xml:id="list201321422421808" text:continue-numbering="true" text:style-name="L4">
        <text:list-item>
          <text:p text:style-name="P161">查询（ｓｅｌｅｃｔ）</text:p>
        </text:list-item>
      </text:list>
      <text:p text:style-name="P22">输入语句：<text:span text:style-name="T7">mysql&gt; select * from class;</text:span></text:p>
      <text:p text:style-name="P47">mysql&gt; select * from interest; </text:p>
      <text:p text:style-name="P47">mysql&gt; select name,age from class;</text:p>
      <text:p text:style-name="P47">mysql&gt; select * from class where age %2=1;</text:p>
      <text:p text:style-name="P10">输出结果：</text:p>
      <text:p text:style-name="P91">+----+-------------+-----+------+-------+</text:p>
      <text:p text:style-name="P91">| id | name <text:s text:c="7"/>| age | sex <text:s/>| score |</text:p>
      <text:p text:style-name="P91">+----+-------------+-----+------+-------+</text:p>
      <text:p text:style-name="P91">| <text:s/>1 | Wangbadan <text:s text:c="2"/>| <text:s/>18 | m <text:s text:c="3"/>| <text:s/>89.5 |</text:p>
      <text:p text:style-name="P91">| <text:s/>2 | yaoyue <text:s text:c="5"/>| <text:s/>17 | <text:span text:style-name="T21">NULL</text:span> | <text:s text:c="3"/>90 |</text:p>
      <text:p text:style-name="P91">| <text:s/>3 | yaoyue <text:s text:c="5"/>| <text:s/>17 | w <text:s text:c="3"/>| <text:s text:c="4"/><text:span text:style-name="T21">0</text:span> |</text:p>
      <text:p text:style-name="P91">| <text:s/>4 |<text:span text:style-name="T21"> lanren </text:span><text:s text:c="5"/>| <text:s/>19 | m <text:s text:c="3"/>| <text:s text:c="3"/>90 |</text:p>
      <text:p text:style-name="P91">| <text:s/>5 | <text:span text:style-name="T21">xianxueniao</text:span> | <text:s/>18 | w <text:s text:c="3"/>| <text:s text:c="3"/>90 |</text:p>
      <text:p text:style-name="P91">+----+-------------+-----+------+-------+</text:p>
      <text:p text:style-name="P91">5 rows in set (0.00 sec)</text:p>
      <text:p text:style-name="P91"/>
      <text:p text:style-name="P91">+----+-------------+-----------------+----------+-------+-----------------------------+</text:p>
      <text:p text:style-name="P91">| id | name <text:s text:c="7"/>| hobby <text:s text:c="10"/>| price <text:s text:c="3"/>| level | comment <text:s text:c="20"/>|</text:p>
      <text:p text:style-name="P91">+----+-------------+-----------------+----------+-------+-----------------------------+</text:p>
      <text:p text:style-name="P91">| <text:s/>1 | wangbandan <text:s/>| sing,dance <text:s text:c="5"/>| 16800.00 | B <text:s text:c="4"/>| 表现良好，进步较快 <text:s text:c="9"/>|</text:p>
      <text:p text:style-name="P91">| <text:s/>2 | yaoyue <text:s text:c="5"/>| sing,draw <text:s text:c="6"/>| 18900.00 | A <text:s text:c="4"/>| 表现良好，进步较快 <text:s text:c="9"/>|</text:p>
      <text:p text:style-name="P91">| <text:s/>3 | LANREN <text:s text:c="5"/>| sing <text:s text:c="11"/>| 19000.00 | A <text:s text:c="4"/>| 表现优异，进步明显 <text:s text:c="9"/>|</text:p>
      <text:p text:style-name="P91">| <text:s/>4 | xianxueniao | sing,dance,draw | 17900.00 | A <text:s text:c="4"/>| 孺子可教，勤奋向上 <text:s text:c="9"/>|</text:p>
      <text:p text:style-name="P91">| <text:s/>5 | xixi <text:s text:c="7"/>| sing,draw <text:s text:c="6"/>| 19900.00 | A <text:s text:c="4"/>| 画风精进奇特 <text:s text:c="15"/>|</text:p>
      <text:p text:style-name="P91"><text:soft-page-break/></text:p>
      <text:p text:style-name="P91"/>
      <text:p text:style-name="P91">+-------------+-----+</text:p>
      <text:p text:style-name="P91">| name <text:s text:c="7"/>| age |</text:p>
      <text:p text:style-name="P91">+-------------+-----+</text:p>
      <text:p text:style-name="P91">| Wangbadan <text:s text:c="2"/>| <text:s/>18 |</text:p>
      <text:p text:style-name="P91">| yaoyue <text:s text:c="5"/>| <text:s/>17 |</text:p>
      <text:p text:style-name="P91">| yaoyue <text:s text:c="5"/>| <text:s/>17 |</text:p>
      <text:p text:style-name="P91">| lanren <text:s text:c="5"/>| <text:s/>19 |</text:p>
      <text:p text:style-name="P91">| xianxueniao | <text:s/>18 |</text:p>
      <text:p text:style-name="P91">+-------------+-----+</text:p>
      <text:p text:style-name="P91">5 rows in set (0.00 sec)</text:p>
      <text:p text:style-name="P91"/>
      <text:list xml:id="list201321121806657" text:continue-numbering="true" text:style-name="L4">
        <text:list-item>
          <text:p text:style-name="P161">ｗｈｅｒｅ子句</text:p>
        </text:list-item>
      </text:list>
      <text:list xml:id="list4050331274" text:style-name="L5">
        <text:list-item>
          <text:list>
            <text:list-item>
              <text:p text:style-name="P158">算数运算符(+,-,*,/,DIV,%,MOD)</text:p>
            </text:list-item>
          </text:list>
        </text:list-item>
      </text:list>
      <text:p text:style-name="P21">输入语句：<text:span text:style-name="T7">mysql&gt; select * from class where age %2=1;</text:span></text:p>
      <text:p text:style-name="P51">mysql&gt; select * from class where age +1&gt;=20;</text:p>
      <text:p text:style-name="P15">输出结果：</text:p>
      <text:p text:style-name="P88">+----+--------+-----+------+-------+</text:p>
      <text:p text:style-name="P88">| id | name <text:s text:c="2"/>| age | sex <text:s/>| score |</text:p>
      <text:p text:style-name="P88">+----+--------+-----+------+-------+</text:p>
      <text:p text:style-name="P88">| <text:s/>2 | yaoyue | <text:s/>17 | NULL | <text:s text:c="3"/>90 |</text:p>
      <text:p text:style-name="P88">| <text:s/>3 | yaoyue | <text:s/>17 | w <text:s text:c="3"/>| <text:s text:c="4"/>0 |</text:p>
      <text:p text:style-name="P88">| <text:s/>4 | lanren | <text:s/>19 | m <text:s text:c="3"/>| <text:s text:c="3"/>90 |</text:p>
      <text:p text:style-name="P88">+----+--------+-----+------+-------+</text:p>
      <text:p text:style-name="P88">3 rows in set (0.00 sec)</text:p>
      <text:p text:style-name="P88"/>
      <text:p text:style-name="P88">+----+--------+-----+------+-------+</text:p>
      <text:p text:style-name="P88">| id | name <text:s text:c="2"/>| age | sex <text:s/>| score |</text:p>
      <text:p text:style-name="P88">+----+--------+-----+------+-------+</text:p>
      <text:p text:style-name="P88">| <text:s/>4 | lanren | <text:s/>19 | m <text:s text:c="3"/>| <text:s text:c="3"/>90 |</text:p>
      <text:p text:style-name="P88">+----+--------+-----+------+-------+</text:p>
      <text:p text:style-name="P88">1 row in set (0.00 sec)</text:p>
      <text:list xml:id="list201323130575214" text:continue-numbering="true" text:style-name="L5">
        <text:list-item>
          <text:list>
            <text:list-item>
              <text:p text:style-name="P158">比较运算符(=,&lt;=,&gt;=,BETWEEN,NOT BETWEEN,IN,NOT IN,&lt;=&gt;,LIKE,IS NULL,IS NOT NULL,REGEXP,RLIKE)</text:p>
            </text:list-item>
          </text:list>
        </text:list-item>
      </text:list>
      <text:p text:style-name="P11">输入语句：</text:p>
      <text:p text:style-name="P51"><text:soft-page-break/>mysql&gt; select * from class where score between 80 and 90;</text:p>
      <text:p text:style-name="P52">mysql&gt; select * from class where score not between 80 and 90;</text:p>
      <text:p text:style-name="P52">mysql&gt; select * from class where age not in (18,19);</text:p>
      <text:p text:style-name="P45">mysql&gt; select * from class where sex is null;</text:p>
      <text:p text:style-name="P15">输出结果：</text:p>
      <text:p text:style-name="P88">+----+-------------+-----+------+-------+</text:p>
      <text:p text:style-name="P88">| id | name <text:s text:c="7"/>| age | sex <text:s/>| score |</text:p>
      <text:p text:style-name="P88">+----+-------------+-----+------+-------+</text:p>
      <text:p text:style-name="P88">| <text:s/>1 | Wangbadan <text:s text:c="2"/>| <text:s/>18 | m <text:s text:c="3"/>| <text:s/>89.5 |</text:p>
      <text:p text:style-name="P88">| <text:s/>2 | yaoyue <text:s text:c="5"/>| <text:s/>17 | NULL | <text:s text:c="3"/>90 |</text:p>
      <text:p text:style-name="P88">| <text:s/>4 | lanren <text:s text:c="5"/>| <text:s/>19 | m <text:s text:c="3"/>| <text:s text:c="3"/>90 |</text:p>
      <text:p text:style-name="P88">| <text:s/>5 | xianxueniao | <text:s/>18 | w <text:s text:c="3"/>| <text:s text:c="3"/>90 |</text:p>
      <text:p text:style-name="P88">+----+-------------+-----+------+-------+</text:p>
      <text:p text:style-name="P88">4 rows in set (0.01 sec)</text:p>
      <text:p text:style-name="P88"/>
      <text:p text:style-name="P88">+----+--------+-----+------+-------+</text:p>
      <text:p text:style-name="P88">| id | name <text:s text:c="2"/>| age | sex <text:s/>| score |</text:p>
      <text:p text:style-name="P88">+----+--------+-----+------+-------+</text:p>
      <text:p text:style-name="P88">| <text:s/>3 | yaoyue | <text:s/>17 | w <text:s text:c="3"/>| <text:s text:c="4"/>0 |</text:p>
      <text:p text:style-name="P88">+----+--------+-----+------+-------+</text:p>
      <text:p text:style-name="P88">1 row in set (0.00 sec)</text:p>
      <text:p text:style-name="P105"/>
      <text:p text:style-name="P88">+----+--------+-----+------+-------+</text:p>
      <text:p text:style-name="P88">| id | name <text:s text:c="2"/>| age | sex <text:s/>| score |</text:p>
      <text:p text:style-name="P88">+----+--------+-----+------+-------+</text:p>
      <text:p text:style-name="P88">| <text:s/>2 | yaoyue | <text:s/>17 | NULL | <text:s text:c="3"/>90 |</text:p>
      <text:p text:style-name="P88">| <text:s/>3 | yaoyue | <text:s/>17 | w <text:s text:c="3"/>| <text:s text:c="4"/>0 |</text:p>
      <text:p text:style-name="P88">+----+--------+-----+------+-------+</text:p>
      <text:p text:style-name="P88">2 rows in set (0.00 sec)</text:p>
      <text:p text:style-name="P44"/>
      <text:p text:style-name="P88">+----+--------+-----+------+-------+</text:p>
      <text:p text:style-name="P88">| id | name <text:s text:c="2"/>| age | sex <text:s/>| score |</text:p>
      <text:p text:style-name="P88">+----+--------+-----+------+-------+</text:p>
      <text:p text:style-name="P88">| <text:s/>2 | yaoyue | <text:s/>17 | NULL | <text:s text:c="3"/>90 |</text:p>
      <text:p text:style-name="P88"><text:soft-page-break/>+----+--------+-----+------+-------+</text:p>
      <text:p text:style-name="P88">1 row in set (0.00 sec)</text:p>
      <text:list xml:id="list201322182337481" text:continue-numbering="true" text:style-name="L5">
        <text:list-item>
          <text:list>
            <text:list-item>
              <text:p text:style-name="P158">逻辑运算符（NOT,!,AND,OR,XOR）</text:p>
            </text:list-item>
          </text:list>
        </text:list-item>
      </text:list>
      <text:p text:style-name="P65"><text:span text:style-name="T18">输</text:span><text:span text:style-name="T19">入语句</text:span><text:span text:style-name="T18">：</text:span>mysql&gt; select * from class where age=18 or score=90;</text:p>
      <text:p text:style-name="P66">mysql&gt; select * from class where not age=19 xor sex='m';</text:p>
      <text:p text:style-name="P67">###xor一个为真，一个为假</text:p>
      <text:p text:style-name="P16">输出结果：</text:p>
      <text:p text:style-name="P101">+----+-------------+-----+------+-------+</text:p>
      <text:p text:style-name="P101">| id | name <text:s text:c="7"/>| age | sex <text:s/>| score |</text:p>
      <text:p text:style-name="P101">+----+-------------+-----+------+-------+</text:p>
      <text:p text:style-name="P101">| <text:s/>1 | Wangbadan <text:s text:c="2"/>| <text:s/>18 | m <text:s text:c="3"/>| <text:s/>89.5 |</text:p>
      <text:p text:style-name="P101">| <text:s/>2 | yaoyue <text:s text:c="5"/>| <text:s/>17 | NULL | <text:s text:c="3"/>90 |</text:p>
      <text:p text:style-name="P101">| <text:s/>4 | lanren <text:s text:c="5"/>| <text:s/>19 | m <text:s text:c="3"/>| <text:s text:c="3"/>90 |</text:p>
      <text:p text:style-name="P101">| <text:s/>5 | xianxueniao | <text:s/>18 | w <text:s text:c="3"/>| <text:s text:c="3"/>90 |</text:p>
      <text:p text:style-name="P101">+----+-------------+-----+------+-------+</text:p>
      <text:p text:style-name="P101">4 rows in set (0.00 sec)</text:p>
      <text:p text:style-name="P101"/>
      <text:p text:style-name="P101">+----+-------------+-----+------+-------+</text:p>
      <text:p text:style-name="P101">| id | name <text:s text:c="7"/>| age | sex <text:s/>| score |</text:p>
      <text:p text:style-name="P101">+----+-------------+-----+------+-------+</text:p>
      <text:p text:style-name="P101">| <text:s/>3 | yaoyue <text:s text:c="5"/>| <text:s/>17 | w <text:s text:c="3"/>| <text:s text:c="4"/>0 |</text:p>
      <text:p text:style-name="P101">| <text:s/>4 | lanren <text:s text:c="5"/>| <text:s/>19 | m <text:s text:c="3"/>| <text:s text:c="3"/>90 |</text:p>
      <text:p text:style-name="P101">| <text:s/>5 | xianxueniao | <text:s/>18 | w <text:s text:c="3"/>| <text:s text:c="3"/>90 |</text:p>
      <text:p text:style-name="P101">+----+-------------+-----+------+-------+</text:p>
      <text:p text:style-name="P101">3 rows in set (0.00 sec)</text:p>
      <text:p text:style-name="P101"/>
      <text:list xml:id="list201322072484371" text:continue-numbering="true" text:style-name="L5">
        <text:list-item>
          <text:list>
            <text:list-item>
              <text:p text:style-name="P158">位运算符(&amp;,|,^,!,&lt;&lt;,&gt;&gt;)</text:p>
            </text:list-item>
          </text:list>
        </text:list-item>
      </text:list>
      <text:p text:style-name="P12">输入语句：<text:span text:style-name="T7">mysql&gt; select * from interest where price&gt;18500|level='A';</text:span></text:p>
      <text:p text:style-name="P17">输出结果：</text:p>
      <text:p text:style-name="P89">+----+-------------+-----------------+----------+-------+-----------------------------+</text:p>
      <text:p text:style-name="P89">| id | name <text:s text:c="7"/>| hobby <text:s text:c="10"/>| price <text:s text:c="3"/>| level | comment <text:s text:c="20"/>|</text:p>
      <text:p text:style-name="P89"><text:soft-page-break/>+----+-------------+-----------------+----------+-------+-----------------------------+</text:p>
      <text:p text:style-name="P89">| <text:s/>1 | wangbandan <text:s/>| sing,dance <text:s text:c="5"/>| 16800.00 | B <text:s text:c="4"/>| 表现良好，进步较快 <text:s text:c="9"/>|</text:p>
      <text:p text:style-name="P89">| <text:s/>4 | xianxueniao | sing,dance,draw | 17900.00 | A <text:s text:c="4"/>| 孺子可教，勤奋向上 <text:s text:c="9"/>|</text:p>
      <text:p text:style-name="P89">+----+-------------+-----------------+----------+-------+-----------------------------+</text:p>
      <text:p text:style-name="P89">2 rows in set, 6 warnings (0.00 sec)</text:p>
      <text:list xml:id="list201321841367250" text:continue-list="list201321121806657" text:style-name="L4">
        <text:list-item>
          <text:p text:style-name="P161">更新表记录（ｕｐｄａｔｅ）</text:p>
        </text:list-item>
      </text:list>
      <text:p text:style-name="P162">没有条件时<text:span text:style-name="T73">，会直接更新全部。</text:span></text:p>
      <text:p text:style-name="P12">输入语句：<text:span text:style-name="T7">mysql&gt; update class set name='yuyue' where id=3;</text:span></text:p>
      <text:p text:style-name="P41">mysql&gt; update class set age=16 where age=17;<text:span text:style-name="T23">###修改多个</text:span></text:p>
      <text:p text:style-name="P41">mysql&gt; update class set age=15,score=98 where name='yuyue';</text:p>
      <text:p text:style-name="P41">mysql&gt; update class set sex='w' where name='lanren';</text:p>
      <text:p text:style-name="P17">输出结果：<text:span text:style-name="T7">Query OK, 1 row affected (0.07 sec)</text:span></text:p>
      <text:p text:style-name="P46">Rows matched: 1 <text:s/>Changed: 1 <text:s/>Warnings: 0</text:p>
      <text:p text:style-name="P89">+----+-------------+-----+------+-------+</text:p>
      <text:p text:style-name="P89">| id | name <text:s text:c="7"/>| age | sex <text:s/>| score |</text:p>
      <text:p text:style-name="P89">+----+-------------+-----+------+-------+</text:p>
      <text:p text:style-name="P89">| <text:s/>1 | Wangbadan <text:s text:c="2"/>| <text:s/>18 | m <text:s text:c="3"/>| <text:s/>89.5 |</text:p>
      <text:p text:style-name="P89">| <text:s/>2 | yaoyue <text:s text:c="5"/>| <text:s/><text:span text:style-name="T21">16</text:span> | NULL | <text:s text:c="3"/>90 |</text:p>
      <text:p text:style-name="P89">| <text:s/>3 | <text:span text:style-name="T21">yuyue</text:span> <text:s text:c="6"/>| <text:s/><text:span text:style-name="T21">15</text:span> | w <text:s text:c="3"/>| <text:s text:c="3"/><text:span text:style-name="T21">98</text:span> |</text:p>
      <text:p text:style-name="P89">| <text:s/>4 | lanren <text:s text:c="5"/>| <text:s/>19 | <text:span text:style-name="T23">w</text:span> <text:s text:c="3"/>| <text:s text:c="3"/>90 |</text:p>
      <text:p text:style-name="P89">| <text:s/>5 | xianxueniao | <text:s/>18 | w <text:s text:c="3"/>| <text:s text:c="3"/>90 |</text:p>
      <text:p text:style-name="P89">+----+-------------+-----+------+-------+</text:p>
      <text:p text:style-name="P89">5 rows in set (0.00 sec)</text:p>
      <text:list xml:id="list201322170463350" text:continue-numbering="true" text:style-name="L4">
        <text:list-item>
          <text:p text:style-name="P161">删除表记录（ｄｅｌｅｔｅ）<text:span text:style-name="T52">（永久性删除）</text:span></text:p>
        </text:list-item>
      </text:list>
      <text:p text:style-name="P164"><text:span text:style-name="T7">delete不添加条件时</text:span><text:span text:style-name="T12">，</text:span><text:span text:style-name="T7">delete from studen</text:span><text:span text:style-name="T12">t 会清除表中所有的数据</text:span></text:p>
      <text:p text:style-name="P164"><text:span text:style-name="T12">delete 删除的是行。</text:span></text:p>
      <text:p text:style-name="P12">输入语句：<text:span text:style-name="T7">mysql&gt; delete from student where score&lt;60;</text:span><text:span text:style-name="T14">＃##删除多个</text:span></text:p>
      <text:p text:style-name="P41">mysql&gt; delete from student where age&lt;9;</text:p>
      <text:p text:style-name="P17">输出结果：<text:span text:style-name="T7">Query OK, 2 rows affected (0.06 sec)</text:span></text:p>
      <text:p text:style-name="P89">+----+-----------+------+---------------------------+-------+---------+</text:p>
      <text:p text:style-name="P89">| id | name <text:s text:c="5"/>| age <text:s/>| hobby <text:s text:c="20"/>| score | comment |</text:p>
      <text:p text:style-name="P89">+----+-----------+------+---------------------------+-------+---------+</text:p>
      <text:p text:style-name="P89"><text:soft-page-break/>| <text:s/>1 | wang <text:s text:c="5"/>| <text:s text:c="3"/>5 | football,computer <text:s text:c="8"/>| <text:s text:c="3"/>90 | <text:s text:c="8"/>|</text:p>
      <text:p text:style-name="P89">| <text:s/>2 | wangba <text:s text:c="3"/>| <text:s text:c="2"/>16 | football,computer,running | <text:s text:c="3"/>80 | ads <text:s text:c="4"/>|</text:p>
      <text:p text:style-name="P89">| <text:s/>3 | wangbaban | <text:s text:c="2"/>13 | computer,running <text:s text:c="9"/>| <text:s text:c="3"/>88 | well <text:s text:c="3"/>|</text:p>
      <text:p text:style-name="P89">| <text:s/>4 | yaoyue <text:s text:c="3"/>| <text:s text:c="3"/>9 | computer,basketball <text:s text:c="6"/>| <text:s text:c="2"/>100 | good <text:s text:c="3"/>|</text:p>
      <text:p text:style-name="P89">+----+-----------+------+---------------------------+-------+---------+</text:p>
      <text:p text:style-name="P89">4 rows in set (0.01 sec)</text:p>
      <text:p text:style-name="P89"/>
      <text:p text:style-name="P102">###在上一个删除后的表中继续删除，且主键不改变。</text:p>
      <text:p text:style-name="P89">+----+-----------+------+---------------------------+-------+---------+</text:p>
      <text:p text:style-name="P89">| id | name <text:s text:c="5"/>| age <text:s/>| hobby <text:s text:c="20"/>| score | comment |</text:p>
      <text:p text:style-name="P89">+----+-----------+------+---------------------------+-------+---------+</text:p>
      <text:p text:style-name="P89">| <text:s/>2 | wangba <text:s text:c="3"/>| <text:s text:c="2"/>16 | football,computer,running | <text:s text:c="3"/>80 | ads <text:s text:c="4"/>|</text:p>
      <text:p text:style-name="P89">| <text:s/>3 | wangbaban | <text:s text:c="2"/>13 | computer,running <text:s text:c="9"/>| <text:s text:c="3"/>88 | well <text:s text:c="3"/>|</text:p>
      <text:p text:style-name="P89">| <text:s/>4 | yaoyue <text:s text:c="3"/>| <text:s text:c="3"/>9 | computer,basketball <text:s text:c="6"/>| <text:s text:c="2"/>100 | good <text:s text:c="3"/>|</text:p>
      <text:p text:style-name="P89">+----+-----------+------+---------------------------+-------+---------+</text:p>
      <text:p text:style-name="P89">3 rows in set (0.01 sec)</text:p>
      <text:list xml:id="list201321641727090" text:continue-numbering="true" text:style-name="L4">
        <text:list-item>
          <text:p text:style-name="P161">表字段的操作(ａｌｔｅｒ)</text:p>
        </text:list-item>
      </text:list>
      <text:p text:style-name="P108">* 添加字段(add)</text:p>
      <text:p text:style-name="P108"><text:s text:c="4"/>alter table 表名 add 字段名 数据类型;</text:p>
      <text:p text:style-name="P108"><text:s text:c="4"/>alter table 表名 add 字段名 数据类型 first;</text:p>
      <text:p text:style-name="P108"><text:s text:c="4"/>alter table 表名 add 字段名 数据类型 after 字段名;</text:p>
      <text:p text:style-name="P41"/>
      <text:p text:style-name="P12">输入语句：<text:span text:style-name="T7">mysql&gt; ALTER TABLE class ADD tel CHAR(11) NOT NULL;</text:span></text:p>
      <text:p text:style-name="P12"><text:span text:style-name="T7">mysql&gt; </text:span><text:span text:style-name="T10">alter</text:span><text:span text:style-name="T7"> </text:span><text:span text:style-name="T10">table</text:span><text:span text:style-name="T7"> class </text:span><text:span text:style-name="T10">add</text:span><text:span text:style-name="T7"> height </text:span><text:span text:style-name="T10">char</text:span><text:span text:style-name="T7">(11) </text:span><text:span text:style-name="T10">not null</text:span><text:span text:style-name="T7"> after age;</text:span></text:p>
      <text:p text:style-name="P41">mysql&gt; select * from class;</text:p>
      <text:p text:style-name="P17">输出结果：<text:span text:style-name="T7">Query OK, 0 rows affected (0.65 sec)</text:span></text:p>
      <text:p text:style-name="P46">Records: 0 <text:s/>Duplicates: 0 <text:s/>Warnings: 0</text:p>
      <text:p text:style-name="P89">+----+-------------+-----+--------+------+-------+-----+</text:p>
      <text:p text:style-name="P89">| id | name <text:s text:c="7"/>| age | <text:span text:style-name="T21">height</text:span> | sex <text:s/>| score | <text:span text:style-name="T21">tel</text:span> |</text:p>
      <text:p text:style-name="P89">+----+-------------+-----+--------+------+-------+-----+</text:p>
      <text:p text:style-name="P89">| <text:s/>1 | Wangbadan <text:s text:c="2"/>| <text:s/>18 | <text:s text:c="7"/>| m <text:s text:c="3"/>| <text:s/>89.5 | <text:s text:c="4"/>|</text:p>
      <text:p text:style-name="P89">| <text:s/>2 | yaoyue <text:s text:c="5"/>| <text:s/>16 | <text:s text:c="7"/>| NULL | <text:s text:c="3"/>90 | <text:s text:c="4"/>|</text:p>
      <text:p text:style-name="P89">| <text:s/>3 | yuyue <text:s text:c="6"/>| <text:s/>15 | <text:s text:c="7"/>| w <text:s text:c="3"/>| <text:s text:c="3"/>98 | <text:s text:c="4"/>|</text:p>
      <text:p text:style-name="P89"><text:soft-page-break/>| <text:s/>4 | lanren <text:s text:c="5"/>| <text:s/>19 | <text:s text:c="7"/>| w <text:s text:c="3"/>| <text:s text:c="3"/>90 | <text:s text:c="4"/>|</text:p>
      <text:p text:style-name="P89">| <text:s/>5 | xianxueniao | <text:s/>18 | <text:s text:c="7"/>| w <text:s text:c="3"/>| <text:s text:c="3"/>90 | <text:s text:c="4"/>|</text:p>
      <text:p text:style-name="P89">+----+-------------+-----+--------+------+-------+-----+</text:p>
      <text:p text:style-name="P89">5 rows in set (0.00 sec)</text:p>
      <text:p text:style-name="P107">* 删除字段(drop)</text:p>
      <text:p text:style-name="P107"><text:s text:c="4"/>alter table 表名 drop 字段名;</text:p>
      <text:p text:style-name="P107">alter <text:span text:style-name="T73">drop 删除的是列（字段）</text:span></text:p>
      <text:p text:style-name="P13">输入语句：<text:span text:style-name="T7">mysql&gt; alter table class DROP height;</text:span></text:p>
      <text:p text:style-name="P43">mysql&gt; select * from class;</text:p>
      <text:p text:style-name="P18">输出结果：</text:p>
      <text:p text:style-name="P90">+----+-------------+-----+------+-------+-----+</text:p>
      <text:p text:style-name="P90">| id | name <text:s text:c="7"/>| age | sex <text:s/>| score | tel |</text:p>
      <text:p text:style-name="P90">+----+-------------+-----+------+-------+-----+</text:p>
      <text:p text:style-name="P90">| <text:s/>1 | Wangbadan <text:s text:c="2"/>| <text:s/>18 | m <text:s text:c="3"/>| <text:s/>89.5 | <text:s text:c="4"/>|</text:p>
      <text:p text:style-name="P90">| <text:s/>2 | yaoyue <text:s text:c="5"/>| <text:s/>16 | NULL | <text:s text:c="3"/>90 | <text:s text:c="4"/>|</text:p>
      <text:p text:style-name="P90">| <text:s/>3 | yuyue <text:s text:c="6"/>| <text:s/>15 | w <text:s text:c="3"/>| <text:s text:c="3"/>98 | <text:s text:c="4"/>|</text:p>
      <text:p text:style-name="P90">| <text:s/>4 | lanren <text:s text:c="5"/>| <text:s/>19 | w <text:s text:c="3"/>| <text:s text:c="3"/>90 | <text:s text:c="4"/>|</text:p>
      <text:p text:style-name="P90">| <text:s/>5 | xianxueniao | <text:s/>18 | w <text:s text:c="3"/>| <text:s text:c="3"/>90 | <text:s text:c="4"/>|</text:p>
      <text:p text:style-name="P90">+----+-------------+-----+------+-------+-----+</text:p>
      <text:p text:style-name="P90">5 rows in set (0.00 sec)</text:p>
      <text:p text:style-name="P107">* 修改数据类型(modify)</text:p>
      <text:p text:style-name="P107"><text:s text:c="4"/>alter table 表名 modify 字段名 新数据类型;</text:p>
      <text:p text:style-name="P107">modify是修改数据类型</text:p>
      <text:p text:style-name="P107">change是修改字段名字</text:p>
      <text:p text:style-name="P13">输入语句：mysql&gt; alter table class modify age tinyint not null;</text:p>
      <text:p text:style-name="P43">mysql&gt; select * from class;</text:p>
      <text:p text:style-name="P18">输出结果：</text:p>
      <text:p text:style-name="P107">* 修改字段名(change)</text:p>
      <text:p text:style-name="P107"><text:s text:c="4"/>alter table 表名 change 旧字段名 新字段名 新数据类型;</text:p>
      <text:p text:style-name="P13">输入语句：mysql&gt; alter table class change sex gender enum('w','m');</text:p>
      <text:p text:style-name="P43">mysql&gt; select * from class;</text:p>
      <text:p text:style-name="P18">输出结果：</text:p>
      <text:p text:style-name="P90">+----+-------------+-----+--------+-------+-----+</text:p>
      <text:p text:style-name="P90"><text:soft-page-break/>| id | name <text:s text:c="7"/>| age |<text:span text:style-name="T21"> gender |</text:span> score | tel |</text:p>
      <text:p text:style-name="P90">+----+-------------+-----+--------+-------+-----+</text:p>
      <text:p text:style-name="P90">| <text:s/>1 | Wangbadan <text:s text:c="2"/>| <text:s/>18 | m <text:s text:c="5"/>| <text:s/>89.5 | <text:s text:c="4"/>|</text:p>
      <text:p text:style-name="P90">| <text:s/>2 | yaoyue <text:s text:c="5"/>| <text:s/>16 | NULL <text:s text:c="2"/>| <text:s text:c="3"/>90 | <text:s text:c="4"/>|</text:p>
      <text:p text:style-name="P90">| <text:s/>3 | yuyue <text:s text:c="6"/>| <text:s/>15 | w <text:s text:c="5"/>| <text:s text:c="3"/>98 | <text:s text:c="4"/>|</text:p>
      <text:p text:style-name="P90">| <text:s/>4 | lanren <text:s text:c="5"/>| <text:s/>19 | w <text:s text:c="5"/>| <text:s text:c="3"/>90 | <text:s text:c="4"/>|</text:p>
      <text:p text:style-name="P90">| <text:s/>5 | xianxueniao | <text:s/>18 | w <text:s text:c="5"/>| <text:s text:c="3"/>90 | <text:s text:c="4"/>|</text:p>
      <text:p text:style-name="P90">+----+-------------+-----+--------+-------+-----+</text:p>
      <text:p text:style-name="P90">5 rows in set (0.00 sec)</text:p>
      <text:p text:style-name="P107">* 表重命名(rename)</text:p>
      <text:p text:style-name="P107"><text:s text:c="4"/>alter table 表名 rename 新表名;</text:p>
      <text:p text:style-name="P13">输入语句：<text:span text:style-name="T7">mysql&gt; alter table class rename class_1;</text:span></text:p>
      <text:p text:style-name="P13"><text:span text:style-name="T7">mysql&gt; select * from</text:span><text:span text:style-name="T13"> class_1;</text:span></text:p>
      <text:p text:style-name="P18">输出结果：<text:span text:style-name="T7">Query OK, 0 rows affected (0.16 sec)</text:span></text:p>
      <text:list xml:id="list201321076985993" text:continue-numbering="true" text:style-name="L4">
        <text:list-item>
          <text:p text:style-name="P161">时间类型数据（类型：<text:span text:style-name="T53">data,time,year,datetime,timestamp</text:span>）</text:p>
        </text:list-item>
      </text:list>
      <text:p text:style-name="P111">时间格式：</text:p>
      <text:p text:style-name="P113">date :"YYYY-MM-DD"</text:p>
      <text:p text:style-name="P113">time :"HH:MM:SS"</text:p>
      <text:p text:style-name="P113">datetime :"YYYY-MM-DD HH:MM:SS"</text:p>
      <text:p text:style-name="P113">timestamp :"YYYY-MM-DD HH:MM:SS"</text:p>
      <text:p text:style-name="P111">注意</text:p>
      <text:p text:style-name="P113">1、datetime :不给值默认返回NULL值</text:p>
      <text:p text:style-name="P113">2、timestamp :不给值默认返回系统当前时间</text:p>
      <text:p text:style-name="P111">日期时间函数：</text:p>
      <text:p text:style-name="P112">now() 返回服务器当前时间</text:p>
      <text:p text:style-name="P112">curdate() 返回当前日期</text:p>
      <text:p text:style-name="P112"><text:soft-page-break/>curtime() 返回当前时间</text:p>
      <text:p text:style-name="P112">date(date) 返回指定时间的日期</text:p>
      <text:p text:style-name="P112">time(date) 返回指定时间的时间</text:p>
      <text:p text:style-name="P24">输入语句：<text:span text:style-name="T7">mysql&gt; alter table class_1 add '入学时间' date;</text:span></text:p>
      <text:p text:style-name="P53">mysql&gt; insert into class_1 values(6,'yuyu',17,'m',93,'2019-4-28');</text:p>
      <text:p text:style-name="P53">mysql&gt; update class_1 set 入学时间='2019/4/26' where name='yaoyue';</text:p>
      <text:p text:style-name="P53">……</text:p>
      <text:p text:style-name="P53">mysql&gt; update class_1 set 入学时间='2019/2/16' where <text:tab/>name='xianxueniao';</text:p>
      <text:p text:style-name="P53">mysql&gt; select * from class_1;</text:p>
      <text:p text:style-name="P24">输出结果：</text:p>
      <text:p text:style-name="P96">+----+-------------+-----+--------+-------+--------------+</text:p>
      <text:p text:style-name="P96">| id | name <text:s text:c="7"/>| age | gender | score | 入学时间 <text:s text:c="4"/>|</text:p>
      <text:p text:style-name="P96">+----+-------------+-----+--------+-------+--------------+</text:p>
      <text:p text:style-name="P96">| <text:s/>1 | Wangbadan <text:s text:c="2"/>| <text:s/>18 | m <text:s text:c="5"/>| <text:s/>89.5 | 2019-05-06 <text:s text:c="2"/>|</text:p>
      <text:p text:style-name="P96">| <text:s/>2 | yaoyue <text:s text:c="5"/>| <text:s/>16 | NULL <text:s text:c="2"/>| <text:s text:c="3"/>90 | 2019-04-26 <text:s text:c="2"/>|</text:p>
      <text:p text:style-name="P96">| <text:s/>3 | yuyue <text:s text:c="6"/>| <text:s/>15 | w <text:s text:c="5"/>| <text:s text:c="3"/>98 | 2019-03-26 <text:s text:c="2"/>|</text:p>
      <text:p text:style-name="P96">| <text:s/>4 | lanren <text:s text:c="5"/>| <text:s/>19 | w <text:s text:c="5"/>| <text:s text:c="3"/>90 | 2019-03-16 <text:s text:c="2"/>|</text:p>
      <text:p text:style-name="P96">| <text:s/>5 | xianxueniao | <text:s/>18 | w <text:s text:c="5"/>| <text:s text:c="3"/>90 | 2019-02-16 <text:s text:c="2"/>|</text:p>
      <text:p text:style-name="P96">| <text:s/>6 | yuyu <text:s text:c="7"/>| <text:s/>17 | m <text:s text:c="5"/>| <text:s text:c="3"/>93 | 2019-04-28 <text:s text:c="2"/>|</text:p>
      <text:p text:style-name="P96"/>
      <text:p text:style-name="P26">输入语句：<text:span text:style-name="T7">mysql&gt; create table marathon(id int primary key <text:tab/>auto_increment,姓名 varchar(32),报名时间 datetime,成绩 time);</text:span></text:p>
      <text:p text:style-name="P58">mysql&gt; insert into marathon values(1,'王八蛋','2019-3-28 <text:tab/>14:28:36','2:28:57');</text:p>
      <text:p text:style-name="P58">mysql&gt; insert into marathon values(2,'嘻嘻','2019-3-28 <text:tab/>14:28:36','2:58:57'),(3,'哈哈','2019-3-28 14:28:36','3:00:59');</text:p>
      <text:p text:style-name="P58">mysql&gt; insert into marathon values(4,'吉吉',curdate(),'2:34:27'),(5,'米<text:tab/>米',now(),'3:10:59');</text:p>
      <text:p text:style-name="P58">mysql&gt; insert into marathon values(6,'吱吱',curtime(),'2:10:59');</text:p>
      <text:p text:style-name="P58">mysql&gt; select * from marathon;</text:p>
      <text:p text:style-name="P26">输出结果：</text:p>
      <text:p text:style-name="P97">+----+-----------+---------------------+----------+</text:p>
      <text:p text:style-name="P97"><text:soft-page-break/>| id | 姓名 <text:s text:c="5"/>| 报名时间 <text:s text:c="11"/>| 成绩 <text:s text:c="4"/>|</text:p>
      <text:p text:style-name="P97">+----+-----------+---------------------+----------+</text:p>
      <text:p text:style-name="P97">| <text:s/>1 | 王八蛋 <text:s text:c="3"/>| 2019-03-28 14:28:36 | 02:28:57 |</text:p>
      <text:p text:style-name="P97">| <text:s/>2 | 嘻嘻 <text:s text:c="5"/>| 2019-03-28 14:28:36 | 02:58:57 |</text:p>
      <text:p text:style-name="P97">| <text:s/>3 | 哈哈 <text:s text:c="5"/>| 2019-03-28 14:28:36 | 03:00:59 |</text:p>
      <text:p text:style-name="P97">| <text:s/>4 | 吉吉 <text:s text:c="5"/>| 2019-07-17 00:00:00 | 02:34:27 |</text:p>
      <text:p text:style-name="P97">| <text:s/>5 | 米米 <text:s text:c="5"/>| 2019-07-17 10:16:49 | 03:10:59 |</text:p>
      <text:p text:style-name="P97">| <text:s/>6 | 吱吱 <text:s text:c="5"/>| 2019-07-17 10:22:38 | 02:10:59 |</text:p>
      <text:p text:style-name="P27"/>
      <text:p text:style-name="P27">输<text:span text:style-name="T54">入语句</text:span>：<text:span text:style-name="T7">mysql&gt; select * from marathon where 报名时间&gt;='2019-05-01' <text:tab/>and 成绩&gt;='03:00:00'; </text:span></text:p>
      <text:p text:style-name="P27">输出结果：</text:p>
      <text:p text:style-name="P97">+----+--------+---------------------+----------+</text:p>
      <text:p text:style-name="P97">| id | 姓名 <text:s text:c="2"/>| 报名时间 <text:s text:c="11"/>| 成绩 <text:s text:c="4"/>|</text:p>
      <text:p text:style-name="P97">+----+--------+---------------------+----------+</text:p>
      <text:p text:style-name="P97">| <text:s/>5 | 米米 <text:s text:c="2"/>| 2019-07-17 10:16:49 | 03:10:59 |</text:p>
      <text:p text:style-name="P97">+----+--------+---------------------+----------+</text:p>
      <text:p text:style-name="P97">1 row in set (0.03 sec)</text:p>
      <text:p text:style-name="P97"/>
      <text:p text:style-name="P28">输<text:span text:style-name="T54">入语句</text:span>：<text:span text:style-name="T15">mysql&gt; select * from marathon where 成绩&gt;(time('03:00:00')-<text:tab/>interval 30 minute);</text:span></text:p>
      <text:p text:style-name="P28">输出结果：</text:p>
      <text:p text:style-name="P97">+----+--------+---------------------+----------+</text:p>
      <text:p text:style-name="P97">| id | 姓名 <text:s text:c="2"/>| 报名时间 <text:s text:c="11"/>| 成绩 <text:s text:c="4"/>|</text:p>
      <text:p text:style-name="P97">+----+--------+---------------------+----------+</text:p>
      <text:p text:style-name="P97">| <text:s/>2 | 嘻嘻 <text:s text:c="2"/>| 2019-03-28 14:28:36 | 02:58:57 |</text:p>
      <text:p text:style-name="P97">| <text:s/>3 | 哈哈 <text:s text:c="2"/>| 2019-03-28 14:28:36 | 03:00:59 |</text:p>
      <text:p text:style-name="P97">| <text:s/>4 | 吉吉 <text:s text:c="2"/>| 2019-07-17 00:00:00 | 02:34:27 |</text:p>
      <text:p text:style-name="P97">| <text:s/>5 | 米米 <text:s text:c="2"/>| 2019-07-17 10:16:49 | 03:10:59 |</text:p>
      <text:p text:style-name="P97">+----+--------+---------------------+----------+</text:p>
      <text:p text:style-name="P97">4 rows in set (0.00 sec)</text:p>
      <text:p text:style-name="P97"/>
      <text:p text:style-name="P28">输<text:span text:style-name="T54">入语句</text:span>：<text:span text:style-name="T7">mysql&gt; select * from marathon where 报名时间&gt;(now()-interval <text:tab/>7 day);</text:span></text:p>
      <text:p text:style-name="P28">输出结果：</text:p>
      <text:p text:style-name="P98">+----+--------+---------------------+----------+</text:p>
      <text:p text:style-name="P98">| id | 姓名 <text:s text:c="2"/>| 报名时间 <text:s text:c="11"/>| 成绩 <text:s text:c="4"/>|</text:p>
      <text:p text:style-name="P98"><text:soft-page-break/>+----+--------+---------------------+----------+</text:p>
      <text:p text:style-name="P98">| <text:s/>4 | 吉吉 <text:s text:c="2"/>| 2019-07-17 00:00:00 | 02:34:27 |</text:p>
      <text:p text:style-name="P98">| <text:s/>5 | 米米 <text:s text:c="2"/>| 2019-07-17 10:16:49 | 03:10:59 |</text:p>
      <text:p text:style-name="P98">| <text:s/>6 | 吱吱 <text:s text:c="2"/>| 2019-07-17 10:22:38 | 02:10:59 |</text:p>
      <text:p text:style-name="P98">+----+--------+---------------------+----------+</text:p>
      <text:p text:style-name="P98">3 rows in set (0.00 sec)</text:p>
      <text:p text:style-name="P28"/>
      <text:list xml:id="list201322829594660" text:continue-numbering="true" text:style-name="L4">
        <text:list-item>
          <text:p text:style-name="P161">高级查询语句</text:p>
        </text:list-item>
      </text:list>
      <text:list xml:id="list2576340282" text:style-name="L6">
        <text:list-item>
          <text:p text:style-name="P159">模糊查询：<text:span text:style-name="T42">LIKE</text:span><text:span text:style-name="T43">用于在</text:span><text:span text:style-name="T42">where</text:span><text:span text:style-name="T43">子句中进行模糊查询，</text:span><text:span text:style-name="T42">SQL LIKE </text:span><text:span text:style-name="T43">子句中使用百分号 </text:span><text:span text:style-name="T42">%</text:span><text:span text:style-name="T43">来表示任意</text:span><text:span text:style-name="T42">0</text:span><text:span text:style-name="T43">个或多个字符，下划线</text:span><text:span text:style-name="T42">_</text:span><text:span text:style-name="T43">表示任意一个字符。</text:span></text:p>
        </text:list-item>
      </text:list>
      <text:p text:style-name="P25">输入语句：<text:span text:style-name="T7">mysql&gt; select * from class_1 where name LIKE '</text:span><text:span text:style-name="T13">w%</text:span><text:span text:style-name="T7">';</text:span></text:p>
      <text:p text:style-name="P54">mysql&gt; select * from interest where comment LIKE '%较快';</text:p>
      <text:p text:style-name="P54">或者mysql&gt; select * from interest where comment LIKE '%较快%';</text:p>
      <text:p text:style-name="P54">mysql&gt; select * from interest where comment LIKE '较快%';<text:span text:style-name="T58">##错误写法</text:span></text:p>
      <text:p text:style-name="P69">mysql&gt; select * from interest where name LIKE <text:span text:style-name="T21">'____';</text:span><text:span text:style-name="T24">##四个字符</text:span></text:p>
      <text:p text:style-name="P29">输出结果：</text:p>
      <text:p text:style-name="P99">+----+-----------+-----+--------+-------+--------------+</text:p>
      <text:p text:style-name="P99">| id | name <text:s text:c="5"/>| age | gender | score | 入学时间 <text:s text:c="4"/>|</text:p>
      <text:p text:style-name="P99">+----+-----------+-----+--------+-------+--------------+</text:p>
      <text:p text:style-name="P99">| <text:s/>1 | <text:span text:style-name="T21">Wangb</text:span>adan | <text:s/>18 | m <text:s text:c="5"/>| <text:s/>89.5 | 2019-05-06 <text:s text:c="2"/>|</text:p>
      <text:p text:style-name="P99">+----+-----------+-----+--------+-------+--------------+</text:p>
      <text:p text:style-name="P99">1 row in set (0.02 sec)</text:p>
      <text:p text:style-name="P99"/>
      <text:p text:style-name="P99">+----+------------+------------+----------+-------+-----------------------------+</text:p>
      <text:p text:style-name="P99">| id | name <text:s text:c="6"/>| hobby <text:s text:c="5"/>| price <text:s text:c="3"/>| level | comment <text:s text:c="20"/>|</text:p>
      <text:p text:style-name="P99">+----+------------+------------+----------+-------+-----------------------------+</text:p>
      <text:p text:style-name="P99">| <text:s/>1 | wangbandan | sing,dance | 16800.00 | B <text:s text:c="4"/>| 表现良好，进步<text:span text:style-name="T21">较快 <text:s/></text:span><text:s text:c="8"/>|</text:p>
      <text:p text:style-name="P99">| <text:s/>2 | yaoyue <text:s text:c="4"/>| sing,draw <text:s/>| 18900.00 | A <text:s text:c="4"/>| 表现良好，进步<text:span text:style-name="T21">较快 </text:span><text:s text:c="9"/>|</text:p>
      <text:p text:style-name="P99">+----+------------+------------+----------+-------+-----------------------------+</text:p>
      <text:p text:style-name="P99">2 rows in set (0.00 sec)</text:p>
      <text:p text:style-name="P99"/>
      <text:p text:style-name="P99">+----+------+-----------+----------+-------+--------------------+</text:p>
      <text:p text:style-name="P99">| id | name | hobby <text:s text:c="4"/>| price <text:s text:c="3"/>| level | comment <text:s text:c="11"/>|</text:p>
      <text:p text:style-name="P99">+----+------+-----------+----------+-------+--------------------+</text:p>
      <text:p text:style-name="P99">| <text:s/>5 | <text:span text:style-name="T21">xixi</text:span> | sing,draw | 19900.00 | A <text:s text:c="4"/>| 画风精进奇特 <text:s text:c="6"/>|</text:p>
      <text:p text:style-name="P99"><text:soft-page-break/>+----+------+-----------+----------+-------+--------------------+</text:p>
      <text:p text:style-name="P99">1 row in set (0.00 sec)</text:p>
      <text:list xml:id="list201322913664135" text:continue-numbering="true" text:style-name="L6">
        <text:list-item>
          <text:p text:style-name="P159">正则查询：</text:p>
        </text:list-item>
      </text:list>
      <text:p text:style-name="P25">输入语句：<text:span text:style-name="T7">mysql&gt; select * from interest where name regexp 'y.+';</text:span></text:p>
      <text:p text:style-name="P29">输出结果：</text:p>
      <text:p text:style-name="P99">+----+--------+-----------+----------+-------+-----------------------------+</text:p>
      <text:p text:style-name="P99">| id | name <text:s text:c="2"/>| hobby <text:s text:c="4"/>| price <text:s text:c="3"/>| level | comment <text:s text:c="20"/>|</text:p>
      <text:p text:style-name="P99">+----+--------+-----------+----------+-------+-----------------------------+</text:p>
      <text:p text:style-name="P99">| <text:s/>2 | yaoyue | sing,draw | 18900.00 | A <text:s text:c="4"/>| 表现良好，进步较快 <text:s text:c="9"/>|</text:p>
      <text:p text:style-name="P99">+----+--------+-----------+----------+-------+-----------------------------+</text:p>
      <text:p text:style-name="P99">1 row in set (0.02 sec)</text:p>
      <text:list xml:id="list201321364361452" text:continue-numbering="true" text:style-name="L6">
        <text:list-item>
          <text:p text:style-name="P159">排序：</text:p>
        </text:list-item>
      </text:list>
      <text:p text:style-name="P25">输入语句：<text:span text:style-name="T7">mysql&gt; select * from class_1 order by age;</text:span></text:p>
      <text:p text:style-name="P30"><text:span text:style-name="T7">mysql&gt; select * from class_1 where gender=</text:span><text:span text:style-name="T13">'w'</text:span><text:span text:style-name="T7"> order by age </text:span><text:span text:style-name="T13">DESC</text:span><text:span text:style-name="T7">;</text:span></text:p>
      <text:p text:style-name="P25">输出结果：</text:p>
      <text:p text:style-name="P99">+----+-------------+-----+--------+-------+--------------+</text:p>
      <text:p text:style-name="P99">| id | name <text:s text:c="7"/>| age | gender | score | 入学时间 <text:s text:c="4"/>|</text:p>
      <text:p text:style-name="P99">+----+-------------+-----+--------+-------+--------------+</text:p>
      <text:p text:style-name="P99">| <text:s/>3 | yuyue <text:s text:c="6"/>| <text:s/>15 | w <text:s text:c="5"/>| <text:s text:c="3"/>98 | 2019-03-26 <text:s text:c="2"/>|</text:p>
      <text:p text:style-name="P99">| <text:s/>2 | yaoyue <text:s text:c="5"/>| <text:s/>16 | NULL <text:s text:c="2"/>| <text:s text:c="3"/>90 | 2019-04-26 <text:s text:c="2"/>|</text:p>
      <text:p text:style-name="P99">| <text:s/>6 | yuyu <text:s text:c="7"/>| <text:s/>17 | m <text:s text:c="5"/>| <text:s text:c="3"/>93 | 2019-04-28 <text:s text:c="2"/>|</text:p>
      <text:p text:style-name="P99">| <text:s/>1 | Wangbadan <text:s text:c="2"/>| <text:s/>18 | m <text:s text:c="5"/>| <text:s/>89.5 | 2019-05-06 <text:s text:c="2"/>|</text:p>
      <text:p text:style-name="P99">| <text:s/>5 | xianxueniao | <text:s/>18 | w <text:s text:c="5"/>| <text:s text:c="3"/>90 | 2019-02-16 <text:s text:c="2"/>|</text:p>
      <text:p text:style-name="P99">| <text:s/>4 | lanren <text:s text:c="5"/>| <text:s/>19 | w <text:s text:c="5"/>| <text:s text:c="3"/>90 | 2019-03-16 <text:s text:c="2"/>|</text:p>
      <text:p text:style-name="P99">+----+-------------+-----+--------+-------+--------------+</text:p>
      <text:p text:style-name="P99">6 rows in set (0.04 sec)</text:p>
      <text:p text:style-name="P25"/>
      <text:p text:style-name="P99">+----+-------------+-----+--------+-------+--------------+</text:p>
      <text:p text:style-name="P99">| id | name <text:s text:c="7"/>| age | gender | score | 入学时间 <text:s text:c="4"/>|</text:p>
      <text:p text:style-name="P99">+----+-------------+-----+--------+-------+--------------+</text:p>
      <text:p text:style-name="P99">| <text:s/>4 | lanren <text:s text:c="5"/>| <text:s/>19 | w <text:s text:c="5"/>| <text:s text:c="3"/>90 | 2019-03-16 <text:s text:c="2"/>|</text:p>
      <text:p text:style-name="P99">| <text:s/>5 | xianxueniao | <text:s/>18 | w <text:s text:c="5"/>| <text:s text:c="3"/>90 | 2019-02-16 <text:s text:c="2"/>|</text:p>
      <text:p text:style-name="P99">| <text:s/>3 | yuyue <text:s text:c="6"/>| <text:s/>15 | w <text:s text:c="5"/>| <text:s text:c="3"/>98 | 2019-03-26 <text:s text:c="2"/>|</text:p>
      <text:p text:style-name="P99">+----+-------------+-----+--------+-------+--------------+</text:p>
      <text:p text:style-name="P99">3 rows in set (0.00 sec)</text:p>
      <text:list xml:id="list201322115046672" text:continue-numbering="true" text:style-name="L6">
        <text:list-item>
          <text:p text:style-name="P160"><text:span text:style-name="T44">分页：LIMIT </text:span><text:span text:style-name="T45">子句用于限制由 </text:span><text:span text:style-name="T44">SELECT </text:span><text:span text:style-name="T45">语句返回的数据数量 或者 </text:span><text:span text:style-name="T44">UPDATE,DELETE</text:span><text:span text:style-name="T45">语</text:span><text:span text:style-name="T46">句的操作数量</text:span></text:p>
        </text:list-item>
      </text:list>
      <text:p text:style-name="P25"><text:soft-page-break/>输入语句：<text:span text:style-name="T7">mysql&gt; DELETE FROM class_1 where age=18 LIMIT 1;</text:span></text:p>
      <text:p text:style-name="P55">mysql&gt; UPDATE class_1 set age=18 where age=17 LIMIT 1;</text:p>
      <text:p text:style-name="P70">mysql&gt; select * from class_1 limit 1;</text:p>
      <text:p text:style-name="P114">mysql&gt; select * from class_1 where gender='w' order by 入学时间 limit 1;</text:p>
      <text:p text:style-name="P72">mysql&gt; select * from class_1 order by score desc limit 3;</text:p>
      <text:p text:style-name="P55">mysql&gt; select * from class_1;</text:p>
      <text:p text:style-name="P25">输出结果：</text:p>
      <text:p text:style-name="P70">Query OK, 1 row affected (0.04 sec)</text:p>
      <text:p text:style-name="P71"/>
      <text:p text:style-name="P99">+----+-------------+-----+--------+-------+--------------+</text:p>
      <text:p text:style-name="P99">| id | name <text:s text:c="7"/>| age | gender | score | 入学时间 <text:s text:c="4"/>|</text:p>
      <text:p text:style-name="P99">+----+-------------+-----+--------+-------+--------------+</text:p>
      <text:p text:style-name="P99">| <text:s/>2 | yaoyue <text:s text:c="5"/>| <text:s/>16 | NULL <text:s text:c="2"/>| <text:s text:c="3"/>90 | 2019-04-26 <text:s text:c="2"/>|</text:p>
      <text:p text:style-name="P99">| <text:s/>3 | yuyue <text:s text:c="6"/>| <text:s/>15 | w <text:s text:c="5"/>| <text:s text:c="3"/>98 | 2019-03-26 <text:s text:c="2"/>|</text:p>
      <text:p text:style-name="P99">| <text:s/>4 | lanren <text:s text:c="5"/>| <text:s/>19 | w <text:s text:c="5"/>| <text:s text:c="3"/>90 | 2019-03-16 <text:s text:c="2"/>|</text:p>
      <text:p text:style-name="P99">| <text:s/>5 | xianxueniao | <text:s/>18 | w <text:s text:c="5"/>| <text:s text:c="3"/>90 | 2019-02-16 <text:s text:c="2"/>|</text:p>
      <text:p text:style-name="P99">| <text:s/>6 | yuyu <text:s text:c="7"/>| <text:s/>17 | m <text:s text:c="5"/>| <text:s text:c="3"/>93 | 2019-04-28 <text:s text:c="2"/>|</text:p>
      <text:p text:style-name="P99">+----+-------------+-----+--------+-------+--------------+</text:p>
      <text:p text:style-name="P99">5 rows in set (0.00 sec)</text:p>
      <text:p text:style-name="P25"/>
      <text:p text:style-name="P99">+----+-------------+-----+--------+-------+--------------+</text:p>
      <text:p text:style-name="P99">| id | name <text:s text:c="7"/>| age | gender | score | 入学时间 <text:s text:c="4"/>|</text:p>
      <text:p text:style-name="P99">+----+-------------+-----+--------+-------+--------------+</text:p>
      <text:p text:style-name="P99">| <text:s/>2 | yaoyue <text:s text:c="5"/>| <text:s/>16 | NULL <text:s text:c="2"/>| <text:s text:c="3"/>90 | 2019-04-26 <text:s text:c="2"/>|</text:p>
      <text:p text:style-name="P99">| <text:s/>3 | yuyue <text:s text:c="6"/>| <text:s/>15 | w <text:s text:c="5"/>| <text:s text:c="3"/>98 | 2019-03-26 <text:s text:c="2"/>|</text:p>
      <text:p text:style-name="P99">| <text:s/>4 | lanren <text:s text:c="5"/>| <text:s/>19 | w <text:s text:c="5"/>| <text:s text:c="3"/>90 | 2019-03-16 <text:s text:c="2"/>|</text:p>
      <text:p text:style-name="P99">| <text:s/>5 | xianxueniao | <text:s/>18 | w <text:s text:c="5"/>| <text:s text:c="3"/>90 | 2019-02-16 <text:s text:c="2"/>|</text:p>
      <text:p text:style-name="P99">| <text:s/>6 | yuyu <text:s text:c="7"/>| <text:span text:style-name="T21"><text:s/>1</text:span><text:span text:style-name="T25">8</text:span><text:span text:style-name="T21"> </text:span>| m <text:s text:c="5"/>| <text:s text:c="3"/>93 | 2019-04-28 <text:s text:c="2"/>|</text:p>
      <text:p text:style-name="P99">+----+-------------+-----+--------+-------+--------------+</text:p>
      <text:p text:style-name="P99">5 rows in set (0.00 sec)</text:p>
      <text:p text:style-name="P99"/>
      <text:p text:style-name="P99">+----+--------+-----+--------+-------+--------------+</text:p>
      <text:p text:style-name="P99">| id | name <text:s text:c="2"/>| age | gender | score | 入学时间 <text:s text:c="4"/>|</text:p>
      <text:p text:style-name="P99">+----+--------+-----+--------+-------+--------------+</text:p>
      <text:p text:style-name="P99">| <text:span text:style-name="T21"><text:s/>2</text:span> | yaoyue | <text:s/>16 | NULL <text:s text:c="2"/>| <text:s text:c="3"/>90 | 2019-04-26 <text:s text:c="2"/>|</text:p>
      <text:p text:style-name="P99">+----+--------+-----+--------+-------+--------------+</text:p>
      <text:p text:style-name="P99">1 row in set (0.00 sec)</text:p>
      <text:p text:style-name="P99"/>
      <text:p text:style-name="P99">+----+-------------+-----+--------+-------+--------------+</text:p>
      <text:p text:style-name="P99">| id | name <text:s text:c="7"/>| age | gender | score | 入学时间 <text:s text:c="4"/>|</text:p>
      <text:p text:style-name="P99">+----+-------------+-----+--------+-------+--------------+</text:p>
      <text:p text:style-name="P99"><text:soft-page-break/>| <text:s/>5 | xianxueniao | <text:s/>18 | <text:span text:style-name="T21">w </text:span><text:s text:c="5"/>| <text:s text:c="3"/>90 | <text:span text:style-name="T21">2019-02-16 <text:s/></text:span><text:s/>|</text:p>
      <text:p text:style-name="P99">+----+-------------+-----+--------+-------+--------------+</text:p>
      <text:p text:style-name="P99">1 row in set (0.00 sec)</text:p>
      <text:p text:style-name="P99"/>
      <text:p text:style-name="P99">+----+--------+-----+--------+-------+--------------+</text:p>
      <text:p text:style-name="P99">| id | name <text:s text:c="2"/>| age | gender |<text:span text:style-name="T21"> score </text:span>| 入学时间 <text:s text:c="4"/>|</text:p>
      <text:p text:style-name="P99">+----+--------+-----+--------+-------+--------------+</text:p>
      <text:p text:style-name="P99">| <text:s/>3 | yuyue <text:s/>| <text:s/>15 | w <text:s text:c="5"/>| <text:s text:c="3"/>98 | 2019-03-26 <text:s text:c="2"/>|</text:p>
      <text:p text:style-name="P99">| <text:s/>6 | yuyu <text:s text:c="2"/>| <text:s/>18 | m <text:s text:c="5"/>| <text:s text:c="3"/>93 | 2019-04-28 <text:s text:c="2"/>|</text:p>
      <text:p text:style-name="P99">| <text:s/>2 | yaoyue | <text:s/>16 | NULL <text:s text:c="2"/>| <text:s text:c="3"/>90 | 2019-04-26 <text:s text:c="2"/>|</text:p>
      <text:p text:style-name="P99">+----+--------+-----+--------+-------+--------------+</text:p>
      <text:p text:style-name="P99">3 rows in set (0.00 sec)</text:p>
      <text:list xml:id="list201321380987761" text:continue-numbering="true" text:style-name="L6">
        <text:list-item>
          <text:p text:style-name="P160"><text:span text:style-name="T57">联合查询</text:span><text:span text:style-name="T44">：UNION </text:span><text:span text:style-name="T45">操作符用于连接两个以上的 </text:span><text:span text:style-name="T44">SELECT </text:span><text:span text:style-name="T45">语句的结果组合到一个结果集合中。多个 </text:span><text:span text:style-name="T44">SELECT </text:span><text:span text:style-name="T45">语句会删除重复的数据。</text:span></text:p>
        </text:list-item>
      </text:list>
      <text:p text:style-name="P31">输入语句：</text:p>
      <text:p text:style-name="P59">mysql&gt; select * from class_1 where gender='w' UNION select * from <text:tab/>class_1 where age &gt;17;</text:p>
      <text:p text:style-name="P72">mysql&gt; select * from class_1 where gender='w' </text:p>
      <text:p text:style-name="P72"><text:s text:c="4"/>-&gt; union <text:span text:style-name="T21">all</text:span> select * from class_1 where age&gt;17;</text:p>
      <text:p text:style-name="P80"><text:span text:style-name="T56">##</text:span><text:span text:style-name="T55">ALL: 可选，返回所有结果集，包含重复数据。</text:span></text:p>
      <text:p text:style-name="P25">输出结果：</text:p>
      <text:p text:style-name="P99">+----+-------------+-----+--------+-------+--------------+</text:p>
      <text:p text:style-name="P99">| id | name <text:s text:c="7"/>| age | gender | score | 入学时间 <text:s text:c="4"/>|</text:p>
      <text:p text:style-name="P99">+----+-------------+-----+--------+-------+--------------+</text:p>
      <text:p text:style-name="P99">| <text:s/>3 | yuyue <text:s text:c="6"/>| <text:s/>15 | w <text:s text:c="5"/>| <text:s text:c="3"/>98 | 2019-03-26 <text:s text:c="2"/>|</text:p>
      <text:p text:style-name="P99">| <text:s/>4 | lanren <text:s text:c="5"/>| <text:s/>19 | w <text:s text:c="5"/>| <text:s text:c="3"/>90 | 2019-03-16 <text:s text:c="2"/>|</text:p>
      <text:p text:style-name="P99">| <text:s/>5 | xianxueniao | <text:s/>18 | w <text:s text:c="5"/>| <text:s text:c="3"/>90 | 2019-02-16 <text:s text:c="2"/>|</text:p>
      <text:p text:style-name="P99">| <text:s/>6 | yuyu <text:s text:c="7"/>| <text:s/>18 | m <text:s text:c="5"/>| <text:s text:c="3"/>93 | 2019-04-28 <text:s text:c="2"/>|</text:p>
      <text:p text:style-name="P99">+----+-------------+-----+--------+-------+--------------+</text:p>
      <text:p text:style-name="P99">4 rows in set (0.01 sec)</text:p>
      <text:p text:style-name="P99"/>
      <text:p text:style-name="P99">+----+-------------+-----+--------+-------+--------------+</text:p>
      <text:p text:style-name="P99">| id | name <text:s text:c="7"/>| age | gender | score | 入学时间 <text:s text:c="4"/>|</text:p>
      <text:p text:style-name="P99">+----+-------------+-----+--------+-------+--------------+</text:p>
      <text:p text:style-name="P99">| <text:s/>3 | yuyue <text:s text:c="6"/>| <text:s/>15 | w <text:s text:c="5"/>| <text:s text:c="3"/>98 | 2019-03-26 <text:s text:c="2"/>|</text:p>
      <text:p text:style-name="P99">| <text:span text:style-name="T21"><text:s/>4 | lanren <text:s text:c="5"/>| <text:s/>19 | w <text:s text:c="5"/>| <text:s text:c="3"/>90 | 2019-03-16 <text:s text:c="2"/>|</text:span></text:p>
      <text:p text:style-name="P103">| <text:s/>5 | xianxueniao | <text:s/>18 | w <text:s text:c="5"/>| <text:s text:c="3"/>90 | 2019-02-16 <text:s text:c="2"/>|</text:p>
      <text:p text:style-name="P103"><text:soft-page-break/>| <text:s/>4 | lanren <text:s text:c="5"/>| <text:s/>19 | w <text:s text:c="5"/>| <text:s text:c="3"/>90 | 2019-03-16 <text:s text:c="2"/>|</text:p>
      <text:p text:style-name="P103">| <text:s/>5 | xianxueniao | <text:s/>18 | w <text:s text:c="5"/>| <text:s text:c="3"/>90 | 2019-02-16 <text:s text:c="2"/>|</text:p>
      <text:p text:style-name="P99">| <text:s/>6 | yuyu <text:s text:c="7"/>| <text:s/>18 | m <text:s text:c="5"/>| <text:s text:c="3"/>93 | 2019-04-28 <text:s text:c="2"/>|</text:p>
      <text:p text:style-name="P99">+----+-------------+-----+--------+-------+--------------+</text:p>
      <text:p text:style-name="P99">6 rows in set (0.00 sec)</text:p>
      <text:p text:style-name="P99"/>
      <text:p text:style-name="P32">输<text:span text:style-name="T59">入语句</text:span>：</text:p>
      <text:p text:style-name="P73">mysql&gt; select <text:span text:style-name="T21">name,age </text:span>from class_1 where gender='w' union all select <text:tab/><text:span text:style-name="T21">age,gender</text:span> from class_1 where age&gt;17;</text:p>
      <text:p text:style-name="P115">##以第一个ｓｅｌｅｃｔ的选项为主，且个数必须一致。</text:p>
      <text:p text:style-name="P73">mysql&gt; select name,age from <text:span text:style-name="T21">class_1</text:span> where gender='w' union select <text:tab/>name,hobby from <text:span text:style-name="T21">interest;</text:span></text:p>
      <text:p text:style-name="P32">输出结果：</text:p>
      <text:p text:style-name="P99">+-------------+------+</text:p>
      <text:p text:style-name="P99">|<text:span text:style-name="T21"> name <text:s text:c="7"/>| age <text:s/></text:span>|</text:p>
      <text:p text:style-name="P99">+-------------+------+</text:p>
      <text:p text:style-name="P99">| yuyue <text:s text:c="6"/>| 15 <text:s text:c="2"/>|</text:p>
      <text:p text:style-name="P99">| lanren <text:s text:c="5"/>| 19 <text:s text:c="2"/>|</text:p>
      <text:p text:style-name="P99">| xianxueniao | 18 <text:s text:c="2"/>|</text:p>
      <text:p text:style-name="P99">| 19 <text:s text:c="9"/>| w <text:s text:c="3"/>|</text:p>
      <text:p text:style-name="P99">| 18 <text:s text:c="9"/>| w <text:s text:c="3"/>|</text:p>
      <text:p text:style-name="P99">| 18 <text:s text:c="9"/>| m <text:s text:c="3"/>|</text:p>
      <text:p text:style-name="P99">+-------------+------+</text:p>
      <text:p text:style-name="P99">6 rows in set (0.00 sec)</text:p>
      <text:p text:style-name="P71"/>
      <text:p text:style-name="P99">+-------------+-----------------+</text:p>
      <text:p text:style-name="P99">| name <text:s text:c="7"/>| age <text:s text:c="12"/>|</text:p>
      <text:p text:style-name="P99">+-------------+-----------------+</text:p>
      <text:p text:style-name="P99">| yuyue <text:s text:c="6"/>| 15 <text:s text:c="13"/>|</text:p>
      <text:p text:style-name="P99">| lanren <text:s text:c="5"/>| 19 <text:s text:c="13"/>|</text:p>
      <text:p text:style-name="P99">| xianxueniao | 18 <text:s text:c="13"/>|</text:p>
      <text:p text:style-name="P99">| wangbandan <text:s/>| sing,dance <text:s text:c="5"/>|</text:p>
      <text:p text:style-name="P99">| yaoyue <text:s text:c="5"/>| sing,draw <text:s text:c="6"/>|</text:p>
      <text:p text:style-name="P99">| LANREN <text:s text:c="5"/>| sing <text:s text:c="11"/>|</text:p>
      <text:p text:style-name="P99">| xianxueniao | sing,dance,draw |</text:p>
      <text:p text:style-name="P99">| xixi <text:s text:c="7"/>| sing,draw <text:s text:c="6"/>|</text:p>
      <text:p text:style-name="P99">+-------------+-----------------+</text:p>
      <text:p text:style-name="P99">8 rows in set (0.00 sec)</text:p>
      <text:list xml:id="list201321167828095" text:continue-list="list201322829594660" text:style-name="L4">
        <text:list-item>
          <text:p text:style-name="P161">数据备份</text:p>
        </text:list-item>
      </text:list>
      <text:p text:style-name="P81">备份命令格式</text:p>
      <text:p text:style-name="P83"><text:soft-page-break/>mysqldump -u用户名 -p 源库名 &gt; ~/***.sql</text:p>
      <text:p text:style-name="P83">--all-databases 备份所有库</text:p>
      <text:p text:style-name="P83">库名 备份单个库</text:p>
      <text:p text:style-name="P83">-B 库1 库2 库3 备份多个库</text:p>
      <text:p text:style-name="P83">库名 表1 表2 表3 备份指定库的多张表</text:p>
      <text:p text:style-name="P35">输入语句：</text:p>
      <text:p text:style-name="P60">tarena@tarena:~/1905/month02/code/code4/day02$ ls</text:p>
      <text:p text:style-name="P60">tarena@tarena:~$ mysqldump -uroot -p stu &gt; /home/tarena/1905/month02/code/code4/day02/stu.sql</text:p>
      <text:p text:style-name="P60">Enter password: </text:p>
      <text:p text:style-name="P60">tarena@tarena:~/1905/month02/code/code4/day02$ ls</text:p>
      <text:p text:style-name="P60">或者tarena@tarena:~$ ls <text:s/>/home/tarena/1905/month02/code/code4/day02</text:p>
      <text:p text:style-name="P60"/>
      <text:p text:style-name="P86">输出结果：</text:p>
      <text:p text:style-name="P60">review02.py <text:s/>stu1.sql <text:s/></text:p>
      <text:p text:style-name="P35"><text:span text:style-name="T7">review02.py <text:s/>stu1.sql <text:s/></text:span><text:span text:style-name="T13">stu.sql</text:span></text:p>
      <text:p text:style-name="P82">恢复命令格式</text:p>
      <text:p text:style-name="P84">mysql -uroot -p 目标库名 &lt; ***.sql</text:p>
      <text:p text:style-name="P84">从所有库备份中恢复某一个库(--one-database)</text:p>
      <text:p text:style-name="P85">mysql -uroot -p --one-database 目标库名 &lt; all.sql</text:p>
      <text:p text:style-name="P33">输入语句：</text:p>
      <text:p text:style-name="P56">mysql&gt; show databases;</text:p>
      <text:p text:style-name="P57">mysql&gt; create database student;</text:p>
      <text:p text:style-name="P57">mysql&gt; use student;</text:p>
      <text:p text:style-name="P57">mysql&gt; show tables;</text:p>
      <text:p text:style-name="P57">mysql&gt; show databases;</text:p>
      <text:p text:style-name="P57">tarena@tarena:~/1905/month02/code/code4/day02$ mysql -uroot -p <text:tab/>student &lt; stu1.sql</text:p>
      <text:p text:style-name="P57"><text:soft-page-break/>Enter password: <text:span text:style-name="T60">123456</text:span></text:p>
      <text:p text:style-name="P57">mysql&gt; show tables;</text:p>
      <text:p text:style-name="P34">输出结果：</text:p>
      <text:p text:style-name="P100">+--------------------+</text:p>
      <text:p text:style-name="P100">| Database <text:s text:c="10"/>|</text:p>
      <text:p text:style-name="P100">+--------------------+</text:p>
      <text:p text:style-name="P100">| information_schema |</text:p>
      <text:p text:style-name="P100">| grade <text:s text:c="13"/>|</text:p>
      <text:p text:style-name="P100">| mysql <text:s text:c="13"/>|</text:p>
      <text:p text:style-name="P100">| performance_schema |</text:p>
      <text:p text:style-name="P100">| spider <text:s text:c="12"/>|</text:p>
      <text:p text:style-name="P100">| stu <text:s text:c="15"/>|</text:p>
      <text:p text:style-name="P100">| sys <text:s text:c="15"/>|</text:p>
      <text:p text:style-name="P100">+--------------------+</text:p>
      <text:p text:style-name="P100">7 rows in set (0.00 sec)</text:p>
      <text:p text:style-name="P56"/>
      <text:p text:style-name="P56">Query OK, 1 row affected (0.00 sec)</text:p>
      <text:p text:style-name="P56"/>
      <text:p text:style-name="P100">+--------------------+</text:p>
      <text:p text:style-name="P100">| Database <text:s text:c="10"/>|</text:p>
      <text:p text:style-name="P100">+--------------------+</text:p>
      <text:p text:style-name="P100">| information_schema |</text:p>
      <text:p text:style-name="P100">| grade <text:s text:c="13"/>|</text:p>
      <text:p text:style-name="P100">| mysql <text:s text:c="13"/>|</text:p>
      <text:p text:style-name="P100">| performance_schema |</text:p>
      <text:p text:style-name="P100">| spider <text:s text:c="12"/>|</text:p>
      <text:p text:style-name="P100">| stu <text:s text:c="15"/>|</text:p>
      <text:p text:style-name="P100">|<text:span text:style-name="T21"> student</text:span> <text:s text:c="11"/>|</text:p>
      <text:p text:style-name="P100">| sys <text:s text:c="15"/>|</text:p>
      <text:p text:style-name="P100">+--------------------+</text:p>
      <text:p text:style-name="P100">8 rows in set (0.00 sec)</text:p>
      <text:p text:style-name="P56"/>
      <text:p text:style-name="P56">Database changed</text:p>
      <text:p text:style-name="P56"/>
      <text:p text:style-name="P68">Empty set (0.00 sec)</text:p>
      <text:p text:style-name="P56"/>
      <text:p text:style-name="P100">+-------------------+</text:p>
      <text:p text:style-name="P100">| Tables_in_student |</text:p>
      <text:p text:style-name="P100">+-------------------+</text:p>
      <text:p text:style-name="P100">|<text:span text:style-name="T21"> class_1 <text:s text:c="10"/>|</text:span></text:p>
      <text:p text:style-name="P104">| interest <text:s text:c="9"/>|</text:p>
      <text:p text:style-name="P100"><text:span text:style-name="T21">| marathon</text:span> <text:s text:c="9"/>|</text:p>
      <text:p text:style-name="P100"><text:soft-page-break/>+-------------------+</text:p>
      <text:p text:style-name="P100">3 rows in set (0.01 sec)</text:p>
      <text:p text:style-name="P117"><text:span text:style-name="T49">４</text:span>．<text:span text:style-name="T49">python</text:span>操作<text:span text:style-name="T49">mysql</text:span>数据库</text:p>
      <text:p text:style-name="P139">pymysql安装</text:p>
      <text:p text:style-name="P133">sudo pip3 install pymysql</text:p>
      <text:p text:style-name="P139">pymysql使用流程</text:p>
      <text:p text:style-name="P131">建立数据库连接(db = pymysql.connect(...))</text:p>
      <text:p text:style-name="P131">创建游标对象(c = db.cursor())</text:p>
      <text:p text:style-name="P131">游标方法: c.execute("insert ....")</text:p>
      <text:p text:style-name="P131">提交到数据库 : db.commit()</text:p>
      <text:p text:style-name="P131">关闭游标对象 ：c.close()</text:p>
      <text:p text:style-name="P131">断开数据库连接 ：db.close()</text:p>
      <text:p text:style-name="P139">常用函数</text:p>
      <text:p text:style-name="P131">db = pymysql.connect(参数列表)</text:p>
      <text:p text:style-name="P131">host ：主机地址,本地 localhost</text:p>
      <text:p text:style-name="P131">port ：端口号,默认3306</text:p>
      <text:p text:style-name="P131">user ：用户名</text:p>
      <text:p text:style-name="P131">password ：密码</text:p>
      <text:p text:style-name="P131">database ：库</text:p>
      <text:p text:style-name="P131">charset ：编码方式,推荐使用 utf8</text:p>
      <text:p text:style-name="P117"><text:soft-page-break/>数据库连接对象(db)的方法</text:p>
      <text:p text:style-name="P131">db.commit() 提交到数据库执行</text:p>
      <text:p text:style-name="P131">db.rollback() 回滚</text:p>
      <text:p text:style-name="P131">cur = db.cursor() 返回游标对象,用于执行具体SQL命令</text:p>
      <text:p text:style-name="P131">db.close() 关闭连接</text:p>
      <text:p text:style-name="P117">游标对象(cur)的方法</text:p>
      <text:p text:style-name="P131">cur.execute(sql命令,[列表]) 执行SQL命令</text:p>
      <text:p text:style-name="P131">cur.close() 关闭游标对象</text:p>
      <text:p text:style-name="P131">cur.fetchone() 获取查询结果集的第一条数据 (1,100001,"河北省")</text:p>
      <text:p text:style-name="P131">cur.fetchmany(n) 获取n条 ((记录1),(记录2))</text:p>
      <text:p text:style-name="P131">cur.fetchall() 获取所有记录</text:p>
      <text:p text:style-name="P128">输入语句：</text:p>
      <text:p text:style-name="P147">###########mysql.<text:span text:style-name="T21">py</text:span></text:p>
      <text:p text:style-name="P152"><text:span text:style-name="T61">import </text:span>pymysql</text:p>
      <text:p text:style-name="P152">db=pymysql.connect(<text:span text:style-name="T62">host</text:span>=<text:span text:style-name="T64">'localhost'</text:span>,<text:span text:style-name="T62">port</text:span>=<text:span text:style-name="T67">3306</text:span>,<text:span text:style-name="T62">user</text:span>=<text:span text:style-name="T64">'root'</text:span>,</text:p>
      <text:p text:style-name="P153"><text:s text:c="19"/><text:span text:style-name="T63">password</text:span><text:span text:style-name="T68">=</text:span><text:span text:style-name="T65">'123456'</text:span><text:span text:style-name="T68">,</text:span><text:span text:style-name="T63">database</text:span><text:span text:style-name="T68">=</text:span><text:span text:style-name="T65">'stu'</text:span><text:span text:style-name="T68">,</text:span><text:span text:style-name="T63">charset</text:span><text:span text:style-name="T68">=</text:span><text:span text:style-name="T65">'utf8'</text:span><text:span text:style-name="T68">)</text:span></text:p>
      <text:p text:style-name="P152">cur=db.cursor()</text:p>
      <text:p text:style-name="P153"><text:span text:style-name="T68">sql=</text:span><text:span text:style-name="T65">'insert into class_1 values(7,"</text:span><text:span text:style-name="T66">吱吱</text:span><text:span text:style-name="T65">",17,"m",76.5,"2019-8-8");'</text:span></text:p>
      <text:p text:style-name="P153"><text:span text:style-name="T69">####</text:span><text:span text:style-name="T70">封号可加可不加</text:span></text:p>
      <text:p text:style-name="P152">cur.execute(sql)</text:p>
      <text:p text:style-name="P153"><text:soft-page-break/><text:span text:style-name="T68">db.commit() </text:span><text:span text:style-name="T69">###</text:span><text:span text:style-name="T70">只有写操作需要提交。可以多次写操作一同提交。</text:span></text:p>
      <text:p text:style-name="P152">cur.close()</text:p>
      <text:p text:style-name="P154">db.close()</text:p>
      <text:p text:style-name="P128">输出结果：</text:p>
      <text:p text:style-name="P122">mysql&gt; select * from class_1;</text:p>
      <text:p text:style-name="P137">+----+-------------+-----+--------+-------+--------------+</text:p>
      <text:p text:style-name="P137">| id | name <text:s text:c="7"/>| age | gender | score | 入学时间 <text:s text:c="4"/>|</text:p>
      <text:p text:style-name="P137">+----+-------------+-----+--------+-------+--------------+</text:p>
      <text:p text:style-name="P137">| <text:s/>2 | yaoyue <text:s text:c="5"/>| <text:s/>16 | NULL <text:s text:c="2"/>| <text:s text:c="3"/>90 | 2019-04-26 <text:s text:c="2"/>|</text:p>
      <text:p text:style-name="P137">| <text:s/>3 | yuyue <text:s text:c="6"/>| <text:s/>15 | w <text:s text:c="5"/>| <text:s text:c="3"/>98 | 2019-03-26 <text:s text:c="2"/>|</text:p>
      <text:p text:style-name="P137">| <text:s/>4 | lanren <text:s text:c="5"/>| <text:s/>19 | w <text:s text:c="5"/>| <text:s text:c="3"/>90 | 2019-03-16 <text:s text:c="2"/>|</text:p>
      <text:p text:style-name="P137">| <text:s/>5 | xianxueniao | <text:s/>18 | w <text:s text:c="5"/>| <text:s text:c="3"/>90 | 2019-02-16 <text:s text:c="2"/>|</text:p>
      <text:p text:style-name="P137">| <text:s/>6 | yuyu <text:s text:c="7"/>| <text:s/>18 | m <text:s text:c="5"/>| <text:s text:c="3"/>93 | 2019-04-28 <text:s text:c="2"/>|</text:p>
      <text:p text:style-name="P138">| <text:s/>7 | 吱吱 <text:s text:c="7"/>| <text:s/>17 | m <text:s text:c="5"/>| <text:s/>76.5 | 2019-08-08 <text:s text:c="2"/>|</text:p>
      <text:p text:style-name="P137">+----+-------------+-----+--------+-------+--------------+</text:p>
      <text:p text:style-name="P137">6 rows in set (0.00 sec)</text:p>
      <text:p text:style-name="P142">补充：二进制文件</text:p>
      <text:p text:style-name="P143">输入语句<text:span text:style-name="T71">：</text:span></text:p>
      <text:p text:style-name="P145">mysql&gt; alter table class_1 add image longblob;</text:p>
      <text:p text:style-name="P142"/>
      <text:p text:style-name="P142">输出结果<text:span text:style-name="T71">：</text:span></text:p>
      <text:p text:style-name="P145">mysql&gt; alter table class_1 add image longblob;</text:p>
      <text:p text:style-name="P144"/>
      <text:p text:style-name="P120">５.练习</text:p>
      <text:p text:style-name="P140"><text:soft-page-break/>练习（１）</text:p>
      <text:p text:style-name="P118">要求<text:span text:style-name="T51">：</text:span></text:p>
      <text:p text:style-name="P132">创建ｇｒａｄｅ数据库，创建ｓｔｕｄｅｎｔ数据表，填数据。然后做增删改查</text:p>
      <text:p text:style-name="P130"><text:span text:style-name="T16">输入语句</text:span><text:span text:style-name="T20">：</text:span>mysql&gt; use grade;</text:p>
      <text:p text:style-name="P130"><text:span text:style-name="T16">输出结果</text:span><text:span text:style-name="T20">：</text:span>Database changed</text:p>
      <text:p text:style-name="P130"><text:span text:style-name="T16">输入语句</text:span><text:span text:style-name="T20">：</text:span>mysql&gt; create table student(id int primary key auto_increment,name varchar(32) not null,age int check(age&gt;=4 and age&lt;=16),hobby set('football','computer','running','basketball'),score float check(score&gt;=0 and score&lt;=100),comment text);</text:p>
      <text:p text:style-name="P130"><text:span text:style-name="T16">输出结果</text:span><text:span text:style-name="T20">：</text:span>Query OK, 0 rows affected (0.33 sec)</text:p>
      <text:p text:style-name="P130"><text:span text:style-name="T16">输入语句</text:span><text:span text:style-name="T20">：</text:span>mysql&gt; use grade;</text:p>
      <text:p text:style-name="P130"><text:span text:style-name="T16">输出结果</text:span><text:span text:style-name="T20">：</text:span>Database changed</text:p>
      <text:p text:style-name="P130"><text:span text:style-name="T16">输入语句</text:span><text:span text:style-name="T20">：</text:span>mysql&gt; desc student;</text:p>
      <text:p text:style-name="P130"><text:span text:style-name="T16">输入语句</text:span><text:span text:style-name="T20">：</text:span>mysql&gt; insert into student values(1,'wang',5,'football,computer',90,'');</text:p>
      <text:p text:style-name="P130"><text:span text:style-name="T16">输出结果</text:span><text:span text:style-name="T20">：</text:span>Query OK, 1 row affected (0.04 sec)</text:p>
      <text:p text:style-name="P130"><text:span text:style-name="T16">输入语句</text:span><text:span text:style-name="T20">：</text:span>mysql&gt; insert into student values(2,'wangba',16,'football,running,computer',80,'ads');</text:p>
      <text:p text:style-name="P130"><text:span text:style-name="T16">输入语句</text:span><text:span text:style-name="T20">：</text:span>mysql&gt; insert into student values(3,'wangbaban',13,'computer,running',88,'well'),(4,'yaoyue',9,'computer,basketball',100,'good');</text:p>
      <text:p text:style-name="P130"><text:span text:style-name="T16">输出结果</text:span><text:span text:style-name="T20">：</text:span>Query OK, 2 rows affected (0.04 sec)</text:p>
      <text:p text:style-name="P129"><text:soft-page-break/>Records: 2 <text:s/>Duplicates: 0 <text:s/>Warnings: 0</text:p>
      <text:p text:style-name="P130"><text:span text:style-name="T16">输入语句</text:span><text:span text:style-name="T20">：</text:span>mysql&gt; insert into student values(5,'xixi',10,'computer,basketball',18,'worse'),(6,'yuyue',2,'basketball',50,'bad');</text:p>
      <text:p text:style-name="P130"><text:span text:style-name="T16">输出结果</text:span><text:span text:style-name="T20">：</text:span>Query OK, 2 rows affected (0.06 sec)</text:p>
      <text:p text:style-name="P129">Records: 2 <text:s/>Duplicates: 0 <text:s/>Warnings: 0</text:p>
      <text:p text:style-name="P126">输入语句<text:span text:style-name="T51">：</text:span><text:span text:style-name="T7">mysql&gt; select * from student; </text:span></text:p>
      <text:p text:style-name="P125">输出结果<text:span text:style-name="T51">：</text:span></text:p>
      <text:p text:style-name="P126">+----<text:span text:style-name="T50">+-----------+------+---------------------------+-------+---------+</text:span></text:p>
      <text:p text:style-name="P134">| id | name <text:s text:c="5"/>| age <text:s/>| hobby <text:s text:c="20"/>| score | comment |</text:p>
      <text:p text:style-name="P134">+----+-----------+------+---------------------------+-------+---------+</text:p>
      <text:p text:style-name="P134">| <text:s/>1 | wang <text:s text:c="5"/>| <text:s text:c="3"/>5 | football,computer <text:s text:c="8"/>| <text:s text:c="3"/>90 | <text:s text:c="8"/>|</text:p>
      <text:p text:style-name="P134">| <text:s/>2 | wangba <text:s text:c="3"/>| <text:s text:c="2"/>16 | football,computer,running | <text:s text:c="3"/>80 | ads <text:s text:c="4"/>|</text:p>
      <text:p text:style-name="P134">| <text:s/>3 | wangbaban | <text:s text:c="2"/>13 | computer,running <text:s text:c="9"/>| <text:s text:c="3"/>88 | well <text:s text:c="3"/>|</text:p>
      <text:p text:style-name="P134">| <text:s/>4 | yaoyue <text:s text:c="3"/>| <text:s text:c="3"/>9 | computer,basketball <text:s text:c="6"/>| <text:s text:c="2"/>100 | good <text:s text:c="3"/>|</text:p>
      <text:p text:style-name="P134">| <text:s/>5 | xixi <text:s text:c="5"/>| <text:s text:c="2"/>10 | computer,basketball <text:s text:c="6"/>| <text:s text:c="3"/>18 | worse <text:s text:c="2"/>|</text:p>
      <text:p text:style-name="P134">| <text:s/>6 | yuyue <text:s text:c="4"/>| <text:s text:c="3"/>2 | basketball <text:s text:c="15"/>| <text:s text:c="3"/>50 | bad <text:s text:c="4"/>|</text:p>
      <text:p text:style-name="P134">+----+-----------+------+---------------------------+-------+---------+</text:p>
      <text:p text:style-name="P134">6 rows in set (0.00 sec)</text:p>
      <text:p text:style-name="P126">输入语句<text:span text:style-name="T51">：</text:span></text:p>
      <text:p text:style-name="P130">mysql&gt; select * from student where age&lt;10 or age&gt;14; <text:s text:c="2"/></text:p>
      <text:p text:style-name="P127"><text:span text:style-name="T7">或mysql&gt; select * from student where age&lt;10 or age&gt;14; </text:span><text:s text:c="2"/></text:p>
      <text:p text:style-name="P124">输出结果<text:span text:style-name="T51">：</text:span></text:p>
      <text:p text:style-name="P106">+----+--------+------+---------------------------+-------+---------+</text:p>
      <text:p text:style-name="P106">| id | name <text:s text:c="2"/>| age <text:s/>| hobby <text:s text:c="20"/>| score | comment |</text:p>
      <text:p text:style-name="P106">+----+--------+------+---------------------------+-------+---------+</text:p>
      <text:p text:style-name="P106"><text:soft-page-break/>| <text:s/>1 | wang <text:s text:c="2"/>| <text:s text:c="3"/>5 | football,computer <text:s text:c="8"/>| <text:s text:c="3"/>90 | <text:s text:c="8"/>|</text:p>
      <text:p text:style-name="P106">| <text:s/>2 | wangba | <text:s text:c="2"/>16 | football,computer,running | <text:s text:c="3"/>80 | ads <text:s text:c="4"/>|</text:p>
      <text:p text:style-name="P106">| <text:s/>4 | yaoyue | <text:s text:c="3"/>9 | computer,basketball <text:s text:c="6"/>| <text:s text:c="2"/>100 | good <text:s text:c="3"/>|</text:p>
      <text:p text:style-name="P106">| <text:s/>6 | yuyue <text:s/>| <text:s text:c="3"/>2 | basketball <text:s text:c="15"/>| <text:s text:c="3"/>50 | bad <text:s text:c="4"/>|</text:p>
      <text:p text:style-name="P106">+----+--------+------+---------------------------+-------+---------+</text:p>
      <text:p text:style-name="P106">4 rows in set (0.00 sec)</text:p>
      <text:p text:style-name="P4"/>
      <text:p text:style-name="P126">输入语句<text:span text:style-name="T51">：</text:span><text:span text:style-name="T7">mysql&gt; select name,score from student where score&gt;90;</text:span></text:p>
      <text:p text:style-name="P125">输出结果<text:span text:style-name="T51">：</text:span></text:p>
      <text:p text:style-name="P135">+--------+-------+</text:p>
      <text:p text:style-name="P135">| name <text:s text:c="2"/>| score |</text:p>
      <text:p text:style-name="P135">+--------+-------+</text:p>
      <text:p text:style-name="P135">| yaoyue | <text:s text:c="2"/>100 |</text:p>
      <text:p text:style-name="P135">+--------+-------+</text:p>
      <text:p text:style-name="P135">1 row in set (0.00 sec)</text:p>
      <text:p text:style-name="P126">输入语句<text:span text:style-name="T51">：</text:span><text:span text:style-name="T9">mysql&gt; select * from student where age&lt;14 and score&lt;60;</text:span></text:p>
      <text:p text:style-name="P125">输出结果<text:span text:style-name="T51">：</text:span></text:p>
      <text:p text:style-name="P136">+----+-------+------+---------------------+-------+---------+</text:p>
      <text:p text:style-name="P136">| id | name <text:s/>| age <text:s/>| hobby <text:s text:c="14"/>| score | comment |</text:p>
      <text:p text:style-name="P136">+----+-------+------+---------------------+-------+---------+</text:p>
      <text:p text:style-name="P136">| <text:s/>5 | xixi <text:s/>| <text:s text:c="2"/>10 | computer,basketball | <text:s text:c="3"/>18 | worse <text:s text:c="2"/>|</text:p>
      <text:p text:style-name="P136">| <text:s/>6 | yuyue | <text:s text:c="3"/>2 | basketball <text:s text:c="9"/>| <text:s text:c="3"/>50 | bad <text:s text:c="4"/>|</text:p>
      <text:p text:style-name="P136">+----+-------+------+---------------------+-------+---------+</text:p>
      <text:p text:style-name="P136">2 rows in set (0.01 sec)</text:p>
      <text:p text:style-name="P126"/>
      <text:p text:style-name="P141">练习（２）</text:p>
      <text:p text:style-name="P119"><text:soft-page-break/>要求<text:span text:style-name="T51">：</text:span><text:span text:style-name="T11">外卖信息</text:span></text:p>
      <text:p text:style-name="P121">输入语句：</text:p>
      <text:p text:style-name="P146"/>
      <text:p text:style-name="P121">输出结果：</text:p>
      <text:p text:style-name="P1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 PL UKai HK" svg:font-family="'AR PL UKai HK'"/>
    <style:font-face style:name="AR PL UKai TW" svg:font-family="'AR PL UKai TW'"/>
    <style:font-face style:name="Consolas" svg:font-family="Consolas, 'Liberation Mono', Menlo, Courier, monospace"/>
    <style:font-face style:name="DejaVu Sans Mono" svg:font-family="'DejaVu Sans Mono'"/>
    <style:font-face style:name="Helvetica Neue" svg:font-family="'Helvetica Neue', Helvetica, 'Segoe UI', Arial, freesans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0:56:53.763570371</meta:creation-date>
    <dc:date>2019-10-06T20:11:27.116365562</dc:date>
    <meta:editing-duration>PT7H6M31S</meta:editing-duration>
    <meta:editing-cycles>30</meta:editing-cycles>
    <meta:generator>LibreOffice/6.0.7.3$Linux_X86_64 LibreOffice_project/00m0$Build-3</meta:generator>
    <meta:document-statistic meta:table-count="0" meta:image-count="0" meta:object-count="0" meta:page-count="30" meta:paragraph-count="864" meta:word-count="7385" meta:character-count="33827" meta:non-whitespace-character-count="26396"/>
  </office:meta>
</office:document-meta>
</file>